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Text_20_body">
      <style:text-properties style:text-line-through-style="none" style:text-line-through-type="none" style:font-name="arial" officeooo:rsid="00218105" officeooo:paragraph-rsid="00218105"/>
    </style:style>
    <style:style style:name="P52" style:family="paragraph" style:parent-style-name="Text_20_body">
      <style:text-properties style:text-line-through-style="none" style:text-line-through-type="none" style:font-name="arial" officeooo:rsid="0029915a" officeooo:paragraph-rsid="0029915a"/>
    </style:style>
    <style:style style:name="P53" style:family="paragraph" style:parent-style-name="Text_20_body" style:list-style-name="L2">
      <style:paragraph-properties fo:margin-top="0in" fo:margin-bottom="0in" style:contextual-spacing="false"/>
    </style:style>
    <style:style style:name="P54" style:family="paragraph" style:parent-style-name="Text_20_body" style:list-style-name="L3">
      <style:paragraph-properties fo:margin-top="0in" fo:margin-bottom="0in" style:contextual-spacing="false"/>
    </style:style>
    <style:style style:name="P55" style:family="paragraph" style:parent-style-name="Text_20_body" style:list-style-name="L4"/>
    <style:style style:name="P56"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57"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58" style:family="paragraph" style:parent-style-name="Text_20_body">
      <style:text-properties fo:color="#000000" loext:opacity="100%" style:font-name="arial" officeooo:rsid="001ee25d" officeooo:paragraph-rsid="001ee25d"/>
    </style:style>
    <style:style style:name="P59"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60"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61"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62"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63"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5"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6"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6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68"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6">
      <style:paragraph-properties fo:margin-top="0in" fo:margin-bottom="0in" style:contextual-spacing="false"/>
    </style:style>
    <style:style style:name="P72" style:family="paragraph" style:parent-style-name="Text_20_body" style:list-style-name="L7"/>
    <style:style style:name="P73" style:family="paragraph" style:parent-style-name="Text_20_body" style:list-style-name="L7">
      <style:paragraph-properties fo:margin-top="0in" fo:margin-bottom="0in" style:contextual-spacing="false"/>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0">
      <style:paragraph-properties fo:margin-top="0in" fo:margin-bottom="0in" style:contextual-spacing="false"/>
    </style:style>
    <style:style style:name="P78" style:family="paragraph" style:parent-style-name="Text_20_body" style:list-style-name="L11"/>
    <style:style style:name="P79" style:family="paragraph" style:parent-style-name="Text_20_body" style:list-style-name="L11">
      <style:paragraph-properties fo:margin-top="0in" fo:margin-bottom="0in" style:contextual-spacing="false"/>
    </style:style>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5">
      <style:paragraph-properties fo:margin-top="0in" fo:margin-bottom="0in" style:contextual-spacing="false"/>
    </style:style>
    <style:style style:name="P85" style:family="paragraph" style:parent-style-name="Text_20_body" style:list-style-name="L16"/>
    <style:style style:name="P86" style:family="paragraph" style:parent-style-name="Text_20_body" style:list-style-name="L16">
      <style:paragraph-properties fo:margin-top="0in" fo:margin-bottom="0in" style:contextual-spacing="false"/>
    </style:style>
    <style:style style:name="P87" style:family="paragraph" style:parent-style-name="Text_20_body" style:list-style-name="L17"/>
    <style:style style:name="P88" style:family="paragraph" style:parent-style-name="Text_20_body" style:list-style-name="L17">
      <style:paragraph-properties fo:margin-top="0in" fo:margin-bottom="0in" style:contextual-spacing="false"/>
    </style:style>
    <style:style style:name="P89" style:family="paragraph" style:parent-style-name="Text_20_body" style:list-style-name="L18"/>
    <style:style style:name="P90" style:family="paragraph" style:parent-style-name="Text_20_body" style:list-style-name="L18">
      <style:paragraph-properties fo:margin-top="0in" fo:margin-bottom="0in" style:contextual-spacing="false"/>
    </style:style>
    <style:style style:name="P91" style:family="paragraph" style:parent-style-name="Text_20_body" style:list-style-name="L19"/>
    <style:style style:name="P92" style:family="paragraph" style:parent-style-name="Text_20_body" style:list-style-name="L19">
      <style:paragraph-properties fo:margin-top="0in" fo:margin-bottom="0in" style:contextual-spacing="false"/>
    </style:style>
    <style:style style:name="P93" style:family="paragraph" style:parent-style-name="Text_20_body" style:list-style-name="L20"/>
    <style:style style:name="P94" style:family="paragraph" style:parent-style-name="Text_20_body" style:list-style-name="L20">
      <style:paragraph-properties fo:margin-top="0in" fo:margin-bottom="0in" style:contextual-spacing="false"/>
    </style:style>
    <style:style style:name="P95" style:family="paragraph" style:parent-style-name="Text_20_body" style:list-style-name="L21"/>
    <style:style style:name="P96" style:family="paragraph" style:parent-style-name="Text_20_body" style:list-style-name="L21">
      <style:paragraph-properties fo:margin-top="0in" fo:margin-bottom="0in" style:contextual-spacing="false"/>
    </style:style>
    <style:style style:name="P97" style:family="paragraph" style:parent-style-name="Text_20_body">
      <style:text-properties style:font-name="arial" officeooo:rsid="002094fe" officeooo:paragraph-rsid="002094fe"/>
    </style:style>
    <style:style style:name="P98" style:family="paragraph" style:parent-style-name="Text_20_body">
      <style:text-properties style:font-name="arial" officeooo:rsid="0025e763" officeooo:paragraph-rsid="0025e763"/>
    </style:style>
    <style:style style:name="P99" style:family="paragraph" style:parent-style-name="Text_20_body">
      <style:text-properties style:font-name="arial" fo:font-size="14pt" officeooo:rsid="00218105" officeooo:paragraph-rsid="00218105" style:font-size-asian="14pt" style:font-size-complex="14pt"/>
    </style:style>
    <style:style style:name="P100" style:family="paragraph" style:parent-style-name="Text_20_body">
      <style:text-properties style:font-name="arial" officeooo:rsid="00218105" officeooo:paragraph-rsid="00218105"/>
    </style:style>
    <style:style style:name="P101" style:family="paragraph" style:parent-style-name="Text_20_body" style:list-style-name="L1">
      <style:paragraph-properties fo:margin-top="0in" fo:margin-bottom="0in" style:contextual-spacing="false"/>
      <style:text-properties style:font-name="arial"/>
    </style:style>
    <style:style style:name="P102" style:family="paragraph" style:parent-style-name="Text_20_body">
      <style:text-properties style:font-name="arial" officeooo:rsid="0022ab37" officeooo:paragraph-rsid="0022ab37"/>
    </style:style>
    <style:style style:name="P103" style:family="paragraph" style:parent-style-name="Text_20_body">
      <style:text-properties style:font-name="arial" fo:font-weight="bold" officeooo:rsid="0022ab37" officeooo:paragraph-rsid="0022ab37" style:font-weight-asian="bold" style:font-weight-complex="bold"/>
    </style:style>
    <style:style style:name="P104" style:family="paragraph" style:parent-style-name="Text_20_body">
      <style:text-properties style:font-name="arial" officeooo:paragraph-rsid="001d8a98"/>
    </style:style>
    <style:style style:name="P105" style:family="paragraph" style:parent-style-name="Text_20_body">
      <style:text-properties style:font-name="arial" officeooo:rsid="001d8a98" officeooo:paragraph-rsid="001d8a98"/>
    </style:style>
    <style:style style:name="P106" style:family="paragraph" style:parent-style-name="Text_20_body">
      <style:text-properties style:font-name="arial"/>
    </style:style>
    <style:style style:name="P107" style:family="paragraph" style:parent-style-name="Text_20_body" style:list-style-name="L6">
      <style:text-properties style:font-name="arial"/>
    </style:style>
    <style:style style:name="P108" style:family="paragraph" style:parent-style-name="Text_20_body" style:list-style-name="L7">
      <style:text-properties style:font-name="arial"/>
    </style:style>
    <style:style style:name="P109" style:family="paragraph" style:parent-style-name="Text_20_body" style:list-style-name="L9">
      <style:text-properties style:font-name="arial"/>
    </style:style>
    <style:style style:name="P110" style:family="paragraph" style:parent-style-name="Text_20_body" style:list-style-name="L11">
      <style:paragraph-properties fo:margin-top="0in" fo:margin-bottom="0in" style:contextual-spacing="false"/>
      <style:text-properties style:font-name="arial"/>
    </style:style>
    <style:style style:name="P111" style:family="paragraph" style:parent-style-name="Text_20_body" style:list-style-name="L12">
      <style:paragraph-properties fo:margin-top="0in" fo:margin-bottom="0in" style:contextual-spacing="false"/>
      <style:text-properties style:font-name="arial"/>
    </style:style>
    <style:style style:name="P112" style:family="paragraph" style:parent-style-name="Text_20_body" style:list-style-name="L13">
      <style:text-properties style:font-name="arial"/>
    </style:style>
    <style:style style:name="P113" style:family="paragraph" style:parent-style-name="Text_20_body" style:list-style-name="L17">
      <style:text-properties style:font-name="arial"/>
    </style:style>
    <style:style style:name="P114" style:family="paragraph" style:parent-style-name="Text_20_body">
      <style:text-properties officeooo:rsid="0047a538" officeooo:paragraph-rsid="0047a538"/>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fo:font-size="10pt" fo:font-style="normal" style:font-size-asian="10pt" style:font-style-asian="normal"/>
    </style:style>
    <style:style style:name="T16" style:family="text">
      <style:text-properties fo:color="#bcbec4" loext:opacity="100%" fo:font-size="10pt" style:font-size-asian="10pt"/>
    </style:style>
    <style:style style:name="T17" style:family="text">
      <style:text-properties fo:color="#a9b7c6" loext:opacity="100%" style:font-name="JetBrains Mono" fo:font-size="10pt" fo:font-style="normal" fo:font-weight="normal" style:font-size-asian="10pt" style:font-style-asian="normal" style:font-weight-asian="normal"/>
    </style:style>
    <style:style style:name="T18" style:family="text">
      <style:text-properties fo:color="#a9b7c6" loext:opacity="100%" fo:font-size="10pt" fo:font-style="normal" style:font-size-asian="10pt" style:font-style-asian="normal"/>
    </style:style>
    <style:style style:name="T19" style:family="text">
      <style:text-properties fo:color="#a9b7c6" loext:opacity="100%" fo:font-size="10pt" style:font-size-asian="10pt"/>
    </style:style>
    <style:style style:name="T20" style:family="text">
      <style:text-properties fo:color="#c77dbb" loext:opacity="100%" style:font-name="JetBrains Mono" fo:font-size="10pt" fo:font-style="normal" fo:font-weight="normal" style:font-size-asian="10pt" style:font-style-asian="normal" style:font-weight-asian="normal"/>
    </style:style>
    <style:style style:name="T21" style:family="text">
      <style:text-properties fo:color="#c77dbb" loext:opacity="100%" fo:font-size="10pt" fo:font-style="normal" style:font-size-asian="10pt" style:font-style-asian="normal"/>
    </style:style>
    <style:style style:name="T22" style:family="text">
      <style:text-properties fo:color="#c77dbb" loext:opacity="100%" fo:font-size="10pt" style:font-size-asian="10pt"/>
    </style:style>
    <style:style style:name="T23" style:family="text">
      <style:text-properties fo:color="#56a8f5" loext:opacity="100%" fo:font-size="10pt" fo:font-style="normal" style:font-size-asian="10pt" style:font-style-asian="normal"/>
    </style:style>
    <style:style style:name="T24" style:family="text">
      <style:text-properties fo:color="#56a8f5" loext:opacity="100%" fo:font-size="10pt" fo:font-style="normal" fo:font-weight="normal" style:font-size-asian="10pt" style:font-style-asian="normal" style:font-weight-asian="normal"/>
    </style:style>
    <style:style style:name="T25" style:family="text">
      <style:text-properties fo:color="#56a8f5" loext:opacity="100%" fo:font-size="10pt" style:font-size-asian="10pt"/>
    </style:style>
    <style:style style:name="T26" style:family="text">
      <style:text-properties fo:color="#7a7e85" loext:opacity="100%" fo:font-size="10pt" fo:font-style="normal" style:font-size-asian="10pt" style:font-style-asian="normal"/>
    </style:style>
    <style:style style:name="T27" style:family="text">
      <style:text-properties fo:color="#7a7e85" loext:opacity="100%" fo:font-size="10pt" style:font-size-asian="10pt"/>
    </style:style>
    <style:style style:name="T28" style:family="text">
      <style:text-properties fo:color="#c77dba" loext:opacity="100%" fo:font-size="10pt" fo:font-style="italic" style:font-size-asian="10pt" style:font-style-asian="italic"/>
    </style:style>
    <style:style style:name="T29" style:family="text">
      <style:text-properties fo:color="#000000" loext:opacity="100%"/>
    </style:style>
    <style:style style:name="T30" style:family="text">
      <style:text-properties fo:color="#000000" loext:opacity="100%" fo:font-style="italic"/>
    </style:style>
    <style:style style:name="T3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33" style:family="text">
      <style:text-properties fo:color="#2aacb8" loext:opacity="100%" style:font-name="JetBrains Mono" fo:font-size="10pt" fo:font-style="normal" fo:font-weight="normal" style:font-size-asian="10pt" style:font-style-asian="normal" style:font-weight-asian="normal"/>
    </style:style>
    <style:style style:name="T34" style:family="text">
      <style:text-properties fo:color="#2aacb8" loext:opacity="100%" fo:font-size="10pt" fo:font-style="normal" style:font-size-asian="10pt" style:font-style-asian="normal"/>
    </style:style>
    <style:style style:name="T35" style:family="text">
      <style:text-properties fo:color="#2aacb8" loext:opacity="100%" fo:font-size="10pt" style:font-size-asian="10pt"/>
    </style:style>
    <style:style style:name="T36" style:family="text">
      <style:text-properties fo:color="#d5b778" loext:opacity="100%" fo:font-size="10pt" fo:font-style="normal" style:font-size-asian="10pt" style:font-style-asian="normal"/>
    </style:style>
    <style:style style:name="T37" style:family="text">
      <style:text-properties fo:color="#bababa" loext:opacity="100%" fo:font-size="10pt" fo:font-style="normal" style:font-size-asian="10pt" style:font-style-asian="normal"/>
    </style:style>
    <style:style style:name="T38" style:family="text">
      <style:text-properties officeooo:rsid="0037a74b"/>
    </style:style>
    <style:style style:name="T39" style:family="text">
      <style:text-properties fo:font-style="italic"/>
    </style:style>
    <style:style style:name="T40" style:family="text">
      <style:text-properties fo:font-style="italic" officeooo:rsid="004146d1" style:font-style-asian="italic" style:font-style-complex="italic"/>
    </style:style>
    <style:style style:name="T41" style:family="text">
      <style:text-properties style:font-name="arial"/>
    </style:style>
    <style:style style:name="T42" style:family="text">
      <style:text-properties style:font-name="arial" fo:font-style="normal" style:font-style-asian="normal"/>
    </style:style>
    <style:style style:name="T43" style:family="text">
      <style:text-properties style:font-name="arial" fo:font-size="12pt" fo:font-weight="normal" style:font-size-asian="12pt" style:font-weight-asian="normal" style:font-size-complex="12pt" style:font-weight-complex="normal"/>
    </style:style>
    <style:style style:name="T44" style:family="text">
      <style:text-properties officeooo:rsid="004146d1"/>
    </style:style>
    <style:style style:name="T45" style:family="text">
      <style:text-properties officeooo:rsid="00427c6f"/>
    </style:style>
    <style:style style:name="T46" style:family="text">
      <style:text-properties officeooo:rsid="0043e12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Möglicher Aufbau eines Objektes, das an das Frontend geliefert wird:<text:tab/>21</text:a></text:p>
        </text:index-body>
      </text:table-of-content>
      <text:h text:style-name="P9" text:outline-level="1"/>
      <text:p text:style-name="P97"/>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97">Starten des Backend:</text:p>
      <text:p text:style-name="P97">pm2 start ims <text:bookmark-start text:name="__DdeLink__446_3190933178"/>ecosystem.config.js<text:bookmark-end text:name="__DdeLink__446_3190933178"/> --env production</text:p>
      <text:p text:style-name="P98">Evtl. muss erst in das Verzeichnis cd //var/www/backend/server gewechselt werden, da sonst die Meldung [PM2][ERROR] File ecosystem.config.js not found kommt.</text:p>
      <text:p text:style-name="P97">Starten des Frontend:</text:p>
      <text:p text:style-name="P97">pm2 start frontend</text:p>
      <text:p text:style-name="P97">Logfile:</text:p>
      <text:p text:style-name="P97">pm2 log</text:p>
      <text:p text:style-name="P97"/>
      <text:p text:style-name="P99">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51">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51"/>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41">Gehe zu deinem GitHub-Konto auf </text:span><text:a xlink:type="simple" xlink:href="https://github.com/" office:target-frame-name="_new" xlink:show="replace" text:style-name="Internet_20_link" text:visited-style-name="Visited_20_Internet_20_Link"><text:span text:style-name="T41">https://github.com</text:span></text:a><text:span text:style-name="T41">.</text:span></text:p>
      <text:list xml:id="list3516082306" text:style-name="L1">
        <text:list-item>
          <text:p text:style-name="P101">Klicke oben rechts auf dein Profilbild und wähle "Settings" aus.</text:p>
        </text:list-item>
      </text:list>
      <text:list xml:id="list121731131" text:style-name="L2">
        <text:list-item>
          <text:p text:style-name="P53"><text:span text:style-name="T41">In den Einstellungen gehe zu </text:span><text:span text:style-name="Strong_20_Emphasis"><text:span text:style-name="T41">Developer settings</text:span></text:span><text:span text:style-name="T41"> → </text:span><text:span text:style-name="Strong_20_Emphasis"><text:span text:style-name="T41">Personal access tokens</text:span></text:span><text:span text:style-name="T41"> → </text:span><text:span text:style-name="Strong_20_Emphasis"><text:span text:style-name="T41">Tokens (classic)</text:span></text:span><text:span text:style-name="T41">.</text:span></text:p>
        </text:list-item>
      </text:list>
      <text:list xml:id="list1352224632" text:style-name="L3">
        <text:list-item>
          <text:p text:style-name="P54"><text:span text:style-name="T41">Erstelle einen neuen Token, indem du auf </text:span><text:span text:style-name="Strong_20_Emphasis"><text:span text:style-name="T41">Generate new token</text:span></text:span><text:span text:style-name="T41"> klickst. Wähle die nötigen Berechtigungen aus (zum Beispiel </text:span><text:span text:style-name="Source_20_Text"><text:span text:style-name="T41">repo</text:span></text:span><text:span text:style-name="T41"> für Lese- und Schreibzugriff auf deine Repositories).</text:span></text:p>
        </text:list-item>
      </text:list>
      <text:list xml:id="list1275058054" text:style-name="L4">
        <text:list-item>
          <text:p text:style-name="P55"><text:span text:style-name="T41">Kopiere den Token </text:span><text:span text:style-name="Strong_20_Emphasis"><text:span text:style-name="T41">sofort</text:span></text:span><text:span text:style-name="T41">,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03">$ nano /etc/apache2/sites-available/mbdevelop.de.conf</text:p>
      <text:p text:style-name="P102">&lt;VirtualHost *:443&gt;</text:p>
      <text:p text:style-name="P102"><text:s text:c="4"/>ServerName mbdevelop.de</text:p>
      <text:p text:style-name="P102"><text:s text:c="4"/>DocumentRoot /var/www/html/mbdevelop</text:p>
      <text:p text:style-name="P102"/>
      <text:p text:style-name="P102"><text:s text:c="4"/>SSLEngine on</text:p>
      <text:p text:style-name="P102"><text:s text:c="4"/>SSLCertificateFile /etc/letsencrypt/live/mbdevelop.de/fullchain.pem</text:p>
      <text:p text:style-name="P102"><text:s text:c="4"/>SSLCertificateKeyFile /etc/letsencrypt/live/mbdevelop.de/privkey.pem</text:p>
      <text:p text:style-name="P102"/>
      <text:p text:style-name="P102"><text:s text:c="4"/># WebSocket Support für Vite HMR</text:p>
      <text:p text:style-name="P102"><text:s text:c="4"/>RewriteEngine On</text:p>
      <text:p text:style-name="P102"><text:s text:c="4"/>RewriteCond %{HTTP:Upgrade} =websocket [NC]</text:p>
      <text:p text:style-name="P102"><text:s text:c="4"/>RewriteCond %{HTTP:Connection} upgrade [NC]</text:p>
      <text:p text:style-name="P102"><text:s text:c="4"/>RewriteRule /ws/(.*) ws://localhost:4000/$1 [P,L]</text:p>
      <text:p text:style-name="P102"/>
      <text:p text:style-name="P102"><text:s text:c="4"/># Backend für API-Anfragen</text:p>
      <text:p text:style-name="P102"><text:s text:c="4"/>ProxyPreserveHost On</text:p>
      <text:p text:style-name="P102"><text:s text:c="4"/>ProxyPass /api http://localhost:3000</text:p>
      <text:p text:style-name="P102"><text:s text:c="4"/>ProxyPassReverse /api http://localhost:3000</text:p>
      <text:p text:style-name="P102"/>
      <text:p text:style-name="P102"><text:s text:c="4"/># Frontend</text:p>
      <text:p text:style-name="P102"><text:soft-page-break/><text:s text:c="4"/>ProxyPass / http://localhost:4000/</text:p>
      <text:p text:style-name="P102"><text:s text:c="4"/>ProxyPassReverse / http://localhost:4000/</text:p>
      <text:p text:style-name="P102"/>
      <text:p text:style-name="P102"><text:s text:c="4"/># Weiterleitung von HTTP zu HTTPS, aber nicht für Let's Encrypt</text:p>
      <text:p text:style-name="P102"><text:s text:c="4"/># RewriteEngine On</text:p>
      <text:p text:style-name="P102"><text:s text:c="4"/># RewriteCond %{REQUEST_URI} !^/\.well-known/acme-challenge/</text:p>
      <text:p text:style-name="P102"><text:s text:c="4"/># RewriteRule ^/?(.*) https://%{SERVER_NAME}/$1 [R=301,L]</text:p>
      <text:p text:style-name="P102"/>
      <text:p text:style-name="P102"><text:s text:c="4"/># Zusätzliche Sicherheitsoptionen</text:p>
      <text:p text:style-name="P102"><text:s text:c="4"/>&lt;IfModule mod_headers.c&gt;</text:p>
      <text:p text:style-name="P102"><text:s text:c="8"/>Header always set Strict-Transport-Security "max-age=63072000; includeSubDomains; preload"</text:p>
      <text:p text:style-name="P102"><text:s text:c="4"/>&lt;/IfModule&gt;</text:p>
      <text:p text:style-name="P102"/>
      <text:p text:style-name="P102"><text:s text:c="4"/>ErrorLog ${APACHE_LOG_DIR}/mbdevelop_error.log</text:p>
      <text:p text:style-name="P102"><text:s text:c="4"/>CustomLog ${APACHE_LOG_DIR}/mbdevelop_access.log combined</text:p>
      <text:p text:style-name="P102">&lt;/VirtualHost&gt;</text:p>
      <text:p text:style-name="P102"/>
      <text:p text:style-name="P102">&lt;VirtualHost *:80&gt;</text:p>
      <text:p text:style-name="P102"><text:s text:c="4"/>ServerName mbdevelop.de</text:p>
      <text:p text:style-name="P102"><text:s text:c="4"/>ServerAlias www.mbdevelop.de</text:p>
      <text:p text:style-name="P102"/>
      <text:p text:style-name="P102"><text:s text:c="4"/>DocumentRoot /var/www/html</text:p>
      <text:p text:style-name="P102"/>
      <text:p text:style-name="P102"><text:s text:c="4"/># Erlaube die Nutzung von .well-known für Let's Encrypt</text:p>
      <text:p text:style-name="P102"><text:s text:c="4"/>Alias /.well-known/acme-challenge/ /var/www/html/.well-known/acme-challenge/</text:p>
      <text:p text:style-name="P102"><text:s text:c="4"/>&lt;Directory "/var/www/html/.well-known/acme-challenge/"&gt;</text:p>
      <text:p text:style-name="P102"><text:s text:c="8"/>Options None</text:p>
      <text:p text:style-name="P102"><text:s text:c="8"/>AllowOverride None</text:p>
      <text:p text:style-name="P102"><text:s text:c="8"/>ForceType text/plain</text:p>
      <text:p text:style-name="P102"><text:s text:c="8"/>Require all granted</text:p>
      <text:p text:style-name="P102"><text:s text:c="4"/>&lt;/Directory&gt;</text:p>
      <text:p text:style-name="P102"><text:soft-page-break/></text:p>
      <text:p text:style-name="P102"><text:s text:c="4"/># HTTP zu HTTPS umleiten, außer .well-known/acme-challenge</text:p>
      <text:p text:style-name="P102"><text:s text:c="4"/>RewriteEngine On</text:p>
      <text:p text:style-name="P102"><text:s text:c="4"/>RewriteCond %{REQUEST_URI} !^/\.well-known/acme-challenge/</text:p>
      <text:p text:style-name="P102"><text:s text:c="4"/>RewriteRule ^(.*)$ https://mbdevelop.de$1 [R=301,L]</text:p>
      <text:p text:style-name="P102"/>
      <text:p text:style-name="P102"><text:s text:c="4"/>ErrorLog ${APACHE_LOG_DIR}/error.log</text:p>
      <text:p text:style-name="P102"><text:s text:c="4"/>CustomLog ${APACHE_LOG_DIR}/access.log combined</text:p>
      <text:p text:style-name="P102">&lt;/VirtualHost&gt;</text:p>
      <text:p text:style-name="P102"/>
      <text:p text:style-name="P103">$ nano /etc/apache2/sites-available/mbphpmyadmin.ddns.net.conf</text:p>
      <text:p text:style-name="P102">&lt;VirtualHost *:443&gt;</text:p>
      <text:p text:style-name="P102"><text:s text:c="4"/>ServerName mbphpmyadmin.ddns.net</text:p>
      <text:p text:style-name="P102"><text:s text:c="4"/>DocumentRoot /usr/share/phpmyadmin</text:p>
      <text:p text:style-name="P102"/>
      <text:p text:style-name="P102"><text:s text:c="4"/>SSLEngine on</text:p>
      <text:p text:style-name="P102"/>
      <text:p text:style-name="P102"><text:s text:c="4"/>Alias /phpmyadmin /usr/share/phpmyadmin</text:p>
      <text:p text:style-name="P102"/>
      <text:p text:style-name="P102"><text:s text:c="4"/>&lt;Directory /usr/share/phpmyadmin&gt;</text:p>
      <text:p text:style-name="P102"><text:s text:c="8"/>Options SymLinksIfOwnerMatch</text:p>
      <text:p text:style-name="P102"><text:s text:c="8"/>DirectoryIndex index.php</text:p>
      <text:p text:style-name="P102"><text:s text:c="8"/>AllowOverride All</text:p>
      <text:p text:style-name="P102"><text:s text:c="8"/>Require all granted</text:p>
      <text:p text:style-name="P102"><text:s text:c="4"/>&lt;/Directory&gt;</text:p>
      <text:p text:style-name="P102"/>
      <text:p text:style-name="P102"><text:s text:c="4"/># Disallow web access to directories that don't need it</text:p>
      <text:p text:style-name="P102"><text:s text:c="4"/>&lt;Directory /usr/share/phpmyadmin/templates&gt;</text:p>
      <text:p text:style-name="P102"><text:s text:c="8"/>Require all denied</text:p>
      <text:p text:style-name="P102"><text:s text:c="4"/>&lt;/Directory&gt;</text:p>
      <text:p text:style-name="P102"><text:s text:c="4"/>&lt;Directory /usr/share/phpmyadmin/libraries&gt;</text:p>
      <text:p text:style-name="P102"><text:s text:c="8"/>Require all denied</text:p>
      <text:p text:style-name="P102"><text:soft-page-break/><text:s text:c="4"/>&lt;/Directory&gt;</text:p>
      <text:p text:style-name="P102"/>
      <text:p text:style-name="P102"><text:s text:c="5"/>&lt;Directory /usr/share/phpmyadmin&gt;</text:p>
      <text:p text:style-name="P102"><text:s text:c="4"/>Options SymLinksIfOwnerMatch</text:p>
      <text:p text:style-name="P102"><text:s text:c="4"/>DirectoryIndex index.php</text:p>
      <text:p text:style-name="P102"><text:s text:c="4"/>#AllowOverride All</text:p>
      <text:p text:style-name="P102"><text:s text:c="4"/>#Require ip 192.168.1.100</text:p>
      <text:p text:style-name="P102"><text:s text:c="4"/>#Require ip 192.168.1.101</text:p>
      <text:p text:style-name="P102"><text:s text:c="4"/># Authentifizierung aktivieren</text:p>
      <text:p text:style-name="P102"><text:s text:c="4"/>AuthType Basic</text:p>
      <text:p text:style-name="P102"><text:s text:c="4"/>AuthName "Restricted Access"</text:p>
      <text:p text:style-name="P102"><text:s text:c="4"/>AuthUserFile /etc/phpmyadmin/.htpasswd</text:p>
      <text:p text:style-name="P102"><text:s text:c="4"/>Require valid-user</text:p>
      <text:p text:style-name="P102">&lt;/Directory&gt;</text:p>
      <text:p text:style-name="P102"/>
      <text:p text:style-name="P102"><text:s text:c="12"/>ErrorLog ${APACHE_LOG_DIR}/mbphpmyadmin_error.log</text:p>
      <text:p text:style-name="P102">CustomLog ${APACHE_LOG_DIR}/mbphpmyadmin_access.log combined</text:p>
      <text:p text:style-name="P102">SSLCertificateFile /etc/letsencrypt/live/mbphpmyadmin.ddns.net/fullchain.pem</text:p>
      <text:p text:style-name="P102"><text:s text:c="4"/>SSLCertificateKeyFile /etc/letsencrypt/live/mbphpmyadmin.ddns.net/privkey.pem</text:p>
      <text:p text:style-name="P102">Include /etc/letsencrypt/options-ssl-apache.conf</text:p>
      <text:p text:style-name="P102">&lt;/VirtualHost&gt;</text:p>
      <text:p text:style-name="P102"/>
      <text:p text:style-name="P102">&lt;VirtualHost *:80&gt;</text:p>
      <text:p text:style-name="P102"><text:s text:c="4"/>ServerName mbphpmyadmin.ddns.net</text:p>
      <text:p text:style-name="P102"><text:s text:c="4"/>ServerAlias www.mbphpmyadmin.ddns.net</text:p>
      <text:p text:style-name="P102"/>
      <text:p text:style-name="P102"><text:s text:c="4"/>DocumentRoot /var/www/html</text:p>
      <text:p text:style-name="P102"/>
      <text:p text:style-name="P102"><text:s text:c="4"/># Erlaube die Nutzung von .well-known für Let's Encrypt</text:p>
      <text:p text:style-name="P102"><text:s text:c="4"/>Alias /.well-known/acme-challenge/ /var/www/html/.well-known/acme-challenge/</text:p>
      <text:p text:style-name="P102"><text:s text:c="4"/>&lt;Directory "/var/www/html/.well-known/acme-challenge/"&gt;</text:p>
      <text:p text:style-name="P102"><text:s text:c="8"/>Options None</text:p>
      <text:p text:style-name="P102"><text:soft-page-break/><text:s text:c="8"/>AllowOverride None</text:p>
      <text:p text:style-name="P102"><text:s text:c="8"/>ForceType text/plain</text:p>
      <text:p text:style-name="P102"><text:s text:c="8"/>Require all granted</text:p>
      <text:p text:style-name="P102"><text:s text:c="4"/>&lt;/Directory&gt;</text:p>
      <text:p text:style-name="P102"/>
      <text:p text:style-name="P102"><text:s text:c="4"/># HTTP zu HTTPS umleiten, außer .well-known/acme-challenge</text:p>
      <text:p text:style-name="P102"><text:s text:c="4"/>RewriteEngine On</text:p>
      <text:p text:style-name="P102"><text:s text:c="4"/>RewriteCond %{REQUEST_URI} !^/\.well-known/acme-challenge/</text:p>
      <text:p text:style-name="P102"><text:s text:c="4"/>RewriteRule ^(.*)$ https://mbphpmyadmin.ddns.net$1 [R=301,L]</text:p>
      <text:p text:style-name="P102"/>
      <text:p text:style-name="P102"><text:s text:c="4"/>ErrorLog ${APACHE_LOG_DIR}/error.log</text:p>
      <text:p text:style-name="P102"><text:s text:c="4"/>CustomLog ${APACHE_LOG_DIR}/access.log combined</text:p>
      <text:p text:style-name="P102">&lt;/VirtualHost&gt;</text:p>
      <text:h text:style-name="P11" text:outline-level="1"><text:bookmark-start text:name="__RefHeading___Toc2352_3394150493"/>Vuetify<text:bookmark-end text:name="__RefHeading___Toc2352_3394150493"/></text:h>
      <text:p text:style-name="P104"/>
      <text:p text:style-name="P105">Breakpoints (Anzeige je nach Endgeräte, Elemente können ein- und ausgeblendet werden)</text:p>
      <text:p text:style-name="P105">v-if="$vuetify.display.mobile" Anzeige nur auf mobilen Geräten</text:p>
      <text:p text:style-name="P105">Wird in das jeweilige Element eingebunden:</text:p>
      <text:p text:style-name="P105">&lt;v-footer<text:span text:style-name="T1"> v-if="$vuetify.display.mobile"</text:span></text:p>
      <text:p text:style-name="P57">Kann aber auch über:</text:p>
      <text:p text:style-name="P57">&lt;script setup&gt;</text:p>
      <text:p text:style-name="P57">import {useDisplay} from "vuetify";</text:p>
      <text:p text:style-name="P57">const { smAndUp } = useDisplay();</text:p>
      <text:p text:style-name="P58"><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58"><text:span text:style-name="T5"/></text:p>
      <text:h text:style-name="P11" text:outline-level="1"><text:bookmark-start text:name="__RefHeading___Toc2354_3394150493"/>Vuex-Store<text:bookmark-end text:name="__RefHeading___Toc2354_3394150493"/></text:h>
      <text:p text:style-name="P59"><text:span text:style-name="T9">Daten im vuex-Store sind nur für die aktuelle Sitzung gespeichert, beim Neuladen der Seite, wird der Store gelöscht.</text:span></text:p>
      <text:p text:style-name="P59"><text:span text:style-name="T9">Mit vuex-persistedstate wird der vuex-Store bei Bedarf im localStore zwischengespeichert. Keine sensible Daten speichern!!!</text:span></text:p>
      <text:p text:style-name="P60"><text:soft-page-break/><text:span text:style-name="T9">Hiermit werden die States bis zur Beendigung der Sitzung, durch schließen des Browsers oder des Tabs, in SessionStorage gespeichert.</text:span></text:p>
      <text:p text:style-name="P26"><text:span text:style-name="T21">plugins</text:span><text:span text:style-name="T15">: [</text:span><text:line-break/><text:span text:style-name="T15"> <text:s text:c="3"/></text:span><text:span text:style-name="T23">createPersistedState</text:span><text:span text:style-name="T15">({</text:span><text:line-break/><text:span text:style-name="T15"> <text:s text:c="7"/></text:span><text:span text:style-name="T21">paths</text:span><text:span text:style-name="T15">: [</text:span><text:span text:style-name="T2">'cartItems'</text:span><text:span text:style-name="T15">,</text:span><text:span text:style-name="T2">'userData'</text:span><text:span text:style-name="T15">], </text:span><text:span text:style-name="T26">// persistieren der gewünschten Objekten</text:span><text:line-break/><text:span text:style-name="T26"> <text:s text:c="7"/></text:span><text:span text:style-name="T21">storage</text:span><text:span text:style-name="T15">: </text:span><text:span text:style-name="T28">window</text:span><text:span text:style-name="T15">.</text:span><text:span text:style-name="T21">sessionStorage</text:span><text:span text:style-name="T15">, </text:span><text:span text:style-name="T26">// Verwendung von sessionStorage statt localStorage</text:span><text:line-break/><text:span text:style-name="T26"> <text:s text:c="3"/></text:span><text:span text:style-name="T15">}),</text:span></text:p>
      <text:p text:style-name="P27"><text:span text:style-name="T9"/></text:p>
      <text:p text:style-name="P61"><text:span text:style-name="T9">Aufgrund der Umstellung persistent, kann es zu diesem Fehler kommen:</text:span></text:p>
      <text:p text:style-name="P61"><text:span text:style-name="T9">Uncaught TypeError: cyclic object value</text:span></text:p>
      <text:p text:style-name="P61"><text:span text:style-name="T9">In diesem Fall muss mit .value gearbeitet werden, wenn es ein ref Object ist!</text:span></text:p>
      <text:p text:style-name="P61"><text:span text:style-name="T9">Beispiel:</text:span></text:p>
      <text:p text:style-name="P28"><text:span text:style-name="T18">existingItem</text:span><text:span text:style-name="T15">.</text:span><text:span text:style-name="T18">externeID</text:span><text:span text:style-name="T15">.</text:span><text:span text:style-name="T23">push</text:span><text:span text:style-name="T15">(value.</text:span><text:span text:style-name="T18">externeID</text:span><text:span text:style-name="T15">.</text:span><text:span text:style-name="T21">value</text:span><text:span text:style-name="T15">);</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8">idArtikel </text:span><text:span text:style-name="T15">= computed(()=&gt; </text:span><text:span text:style-name="T28">store</text:span><text:span text:style-name="T15">.</text:span><text:span text:style-name="T21">getters</text:span><text:span text:style-name="T15">.</text:span><text:span text:style-name="T21">getShowDialogExterneInventarNummer</text:span><text:span text:style-name="T15">.</text:span><text:span text:style-name="T21">idArtikel</text:span><text:span text:style-name="T15">)</text:span><text:line-break/><text:span text:style-name="T12">const </text:span><text:span text:style-name="T18">textInventarNummern </text:span><text:span text:style-name="T15">= ref([]);</text:span></text:p>
      <text:p text:style-name="P31"><text:span text:style-name="T12"/></text:p>
      <text:p text:style-name="P31"><text:span text:style-name="T15">watch(</text:span><text:line-break/><text:span text:style-name="T15"> <text:s text:c="3"/>() =&gt; </text:span><text:span text:style-name="T18">showDialog</text:span><text:span text:style-name="T15">.</text:span><text:span text:style-name="T21">value</text:span><text:span text:style-name="T15">,</text:span><text:line-break/><text:span text:style-name="T15"> <text:s text:c="3"/>(newVal) =&gt; {</text:span><text:line-break/><text:span text:style-name="T15"> <text:s text:c="5"/></text:span><text:span text:style-name="T12">if </text:span><text:span text:style-name="T15">(newVal) {</text:span><text:line-break/><text:span text:style-name="T15"> <text:s text:c="7"/></text:span><text:span text:style-name="T26">// Dialog wird geöffnet</text:span><text:line-break/><text:span text:style-name="T26"> <text:s text:c="7"/></text:span><text:span text:style-name="T18">textInventarNummern</text:span><text:span text:style-name="T15">.</text:span><text:span text:style-name="T21">value </text:span><text:span text:style-name="T15">= [...</text:span><text:span text:style-name="T28">store</text:span><text:span text:style-name="T15">.</text:span><text:span text:style-name="T21">getters</text:span><text:span text:style-name="T15">.</text:span><text:span text:style-name="T21">getExterneNummernForArtikel</text:span><text:span text:style-name="T15">(</text:span><text:span text:style-name="T18">idArtikel</text:span><text:span text:style-name="T15">.</text:span><text:span text:style-name="T21">value</text:span><text:span text:style-name="T15">)];</text:span><text:line-break/><text:line-break/><text:span text:style-name="T15"> <text:s text:c="7"/></text:span><text:span text:style-name="T26">// Anpassung der Länge von textInventarNummern</text:span><text:line-break/><text:span text:style-name="T26"> <text:s text:c="7"/></text:span><text:span text:style-name="T12">if </text:span><text:span text:style-name="T15">(</text:span><text:span text:style-name="T18">textInventarNummern</text:span><text:span text:style-name="T15">.</text:span><text:span text:style-name="T21">value</text:span><text:span text:style-name="T15">.</text:span><text:span text:style-name="T21">length </text:span><text:span text:style-name="T15">&lt; </text:span><text:span text:style-name="T18">dialogFormFields</text:span><text:span text:style-name="T15">.</text:span><text:span text:style-name="T21">value</text:span><text:span text:style-name="T15">) {</text:span><text:line-break/><text:span text:style-name="T15"> <text:s text:c="9"/></text:span><text:span text:style-name="T12">const </text:span><text:span text:style-name="T18">differenz </text:span><text:span text:style-name="T15">= </text:span><text:span text:style-name="T18">dialogFormFields</text:span><text:span text:style-name="T15">.</text:span><text:span text:style-name="T21">value </text:span><text:span text:style-name="T15">- </text:span><text:span text:style-name="T18">textInventarNummern</text:span><text:span text:style-name="T15">.</text:span><text:span text:style-name="T21">value</text:span><text:span text:style-name="T15">.</text:span><text:span text:style-name="T21">length</text:span><text:span text:style-name="T15">;</text:span><text:line-break/><text:span text:style-name="T15"> <text:s text:c="9"/></text:span><text:span text:style-name="T18">textInventarNummern</text:span><text:span text:style-name="T15">.</text:span><text:span text:style-name="T21">value</text:span><text:span text:style-name="T15">.</text:span><text:span text:style-name="T23">push</text:span><text:span text:style-name="T15">(...</text:span><text:span text:style-name="T28">Array</text:span><text:span text:style-name="T15">(</text:span><text:span text:style-name="T18">differenz</text:span><text:span text:style-name="T15">).</text:span><text:span text:style-name="T23">fill</text:span><text:span text:style-name="T15">(</text:span><text:span text:style-name="T2">''</text:span><text:span text:style-name="T15">));</text:span><text:line-break/><text:span text:style-name="T15"> <text:s text:c="7"/>} </text:span><text:span text:style-name="T12">else if </text:span><text:span text:style-name="T15">(</text:span><text:span text:style-name="T18">textInventarNummern</text:span><text:span text:style-name="T15">.</text:span><text:span text:style-name="T21">value</text:span><text:span text:style-name="T15">.</text:span><text:span text:style-name="T21">length </text:span><text:span text:style-name="T15">&gt; </text:span><text:span text:style-name="T18">dialogFormFields</text:span><text:span text:style-name="T15">.</text:span><text:span text:style-name="T21">value</text:span><text:span text:style-name="T15">) {</text:span><text:line-break/><text:span text:style-name="T15"> <text:s text:c="9"/></text:span><text:span text:style-name="T18">textInventarNummern</text:span><text:span text:style-name="T15">.</text:span><text:span text:style-name="T21">value </text:span><text:span text:style-name="T15">= </text:span><text:span text:style-name="T18">textInventarNummern</text:span><text:span text:style-name="T15">.</text:span><text:span text:style-name="T21">value</text:span><text:span text:style-name="T15">.</text:span><text:span text:style-name="T23">slice</text:span><text:span text:style-name="T15">(</text:span><text:span text:style-name="T34">0</text:span><text:span text:style-name="T15">, </text:span><text:span text:style-name="T18">dialogFormFields</text:span><text:span text:style-name="T15">.</text:span><text:span text:style-name="T21">value</text:span><text:span text:style-name="T15">);</text:span><text:line-break/><text:span text:style-name="T15"> <text:s text:c="7"/>}</text:span><text:line-break/><text:span text:style-name="T15"> <text:s text:c="5"/>}</text:span><text:line-break/><text:span text:style-name="T15"> <text:s text:c="3"/>},</text:span><text:line-break/><text:span text:style-name="T15"> <text:s text:c="3"/>{ </text:span><text:span text:style-name="T21">immediate</text:span><text:span text:style-name="T15">: </text:span><text:span text:style-name="T12">true </text:span><text:span text:style-name="T15">}</text:span><text:line-break/><text:span text:style-name="T15">);</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42">Kontext des Codes</text:span></text:span><text:bookmark-end text:name="__RefHeading___Toc2358_3394150493"/></text:h>
      <text:p text:style-name="Text_20_body"><text:span text:style-name="T41">Der Code, den Sie nicht verstehen, ist dafür verantwortlich, die Länge des Arrays </text:span><text:span text:style-name="Source_20_Text"><text:span text:style-name="T41">textInventarNummern</text:span></text:span><text:span text:style-name="T41"> an die Anzahl der Dialog-Formularfelder (</text:span><text:span text:style-name="Source_20_Text"><text:span text:style-name="T41">dialogFormFields.value</text:span></text:span><text:span text:style-name="T41">) anzupassen. Dies ist wichtig, damit jedes Eingabefeld im Dialog korrekt mit einem Element im Array </text:span><text:span text:style-name="Source_20_Text"><text:span text:style-name="T41">textInventarNummern</text:span></text:span><text:span text:style-name="T41"> verknüpft ist.</text:span></text:p>
      <text:p text:style-name="P16"><text:soft-page-break/></text:p>
      <text:h text:style-name="Heading_20_3" text:outline-level="3"><text:bookmark-start text:name="__RefHeading___Toc2360_3394150493"/><text:span text:style-name="Strong_20_Emphasis"><text:span text:style-name="T41">Codeanalyse Schritt für Schritt</text:span></text:span><text:bookmark-end text:name="__RefHeading___Toc2360_3394150493"/></text:h>
      <text:p text:style-name="P106">Der Code lautet:</text:p>
      <text:p text:style-name="P22">javascript</text:p>
      <text:p text:style-name="P22">Copy code</text:p>
      <text:p text:style-name="P17"><text:span text:style-name="Source_20_Text"><text:span text:style-name="T41">// Anpassung der Länge von textInventarNummern</text:span></text:span></text:p>
      <text:p text:style-name="P17"><text:span text:style-name="Source_20_Text"><text:span text:style-name="T41">if (textInventarNummern.value.length &lt; dialogFormFields.value) {</text:span></text:span></text:p>
      <text:p text:style-name="P17"><text:span text:style-name="Source_20_Text"><text:span text:style-name="T41"><text:s text:c="2"/>const differenz = dialogFormFields.value - textInventarNummern.value.length;</text:span></text:span></text:p>
      <text:p text:style-name="P17"><text:span text:style-name="Source_20_Text"><text:span text:style-name="T41"><text:s text:c="2"/>textInventarNummern.value.push(...Array(differenz).fill(''));</text:span></text:span></text:p>
      <text:p text:style-name="P17"><text:span text:style-name="Source_20_Text"><text:span text:style-name="T41">} else if (textInventarNummern.value.length &gt; dialogFormFields.value) {</text:span></text:span></text:p>
      <text:p text:style-name="P17"><text:span text:style-name="Source_20_Text"><text:span text:style-name="T41"><text:s text:c="2"/>textInventarNummern.value = textInventarNummern.value.slice(0, dialogFormFields.value);</text:span></text:span></text:p>
      <text:p text:style-name="P18"><text:span text:style-name="Source_20_Text"><text:span text:style-name="T41">}</text:span></text:span></text:p>
      <text:h text:style-name="Heading_20_4" text:outline-level="4"><text:bookmark-start text:name="__RefHeading___Toc2362_3394150493"/><text:span text:style-name="Strong_20_Emphasis"><text:span text:style-name="T41">1. Überprüfung, ob </text:span></text:span><text:span text:style-name="Strong_20_Emphasis"><text:span text:style-name="Source_20_Text"><text:span text:style-name="T41">textInventarNummern</text:span></text:span></text:span><text:span text:style-name="Strong_20_Emphasis"><text:span text:style-name="T41"> kürzer ist als </text:span></text:span><text:span text:style-name="Strong_20_Emphasis"><text:span text:style-name="Source_20_Text"><text:span text:style-name="T41">dialogFormFields</text:span></text:span></text:span><text:bookmark-end text:name="__RefHeading___Toc2362_3394150493"/></text:h>
      <text:p text:style-name="P22">javascript</text:p>
      <text:p text:style-name="P22">Copy code</text:p>
      <text:p text:style-name="P17"><text:span text:style-name="Source_20_Text"><text:span text:style-name="T41">if (textInventarNummern.value.length &lt; dialogFormFields.value) {</text:span></text:span></text:p>
      <text:p text:style-name="P17"><text:span text:style-name="Source_20_Text"><text:span text:style-name="T41"><text:s text:c="2"/>// ...</text:span></text:span></text:p>
      <text:p text:style-name="P18"><text:span text:style-name="Source_20_Text"><text:span text:style-name="T41">}</text:span></text:span></text:p>
      <text:list xml:id="list4126925939" text:style-name="L5">
        <text:list-item>
          <text:p text:style-name="P69"><text:span text:style-name="Strong_20_Emphasis"><text:span text:style-name="T41">Zweck:</text:span></text:span><text:span text:style-name="T41"> Prüfen, ob das Array </text:span><text:span text:style-name="Source_20_Text"><text:span text:style-name="T41">textInventarNummern</text:span></text:span><text:span text:style-name="T41"> weniger Elemente enthält, als die Anzahl der Dialogfelder (</text:span><text:span text:style-name="Source_20_Text"><text:span text:style-name="T41">dialogFormFields.value</text:span></text:span><text:span text:style-name="T41">).</text:span></text:p>
        </text:list-item>
      </text:list>
      <text:h text:style-name="Heading_20_4" text:outline-level="4"><text:bookmark-start text:name="__RefHeading___Toc2364_3394150493"/><text:span text:style-name="Strong_20_Emphasis"><text:span text:style-name="T41">1.1 Wenn ja, fehlende Elemente hinzufügen</text:span></text:span><text:bookmark-end text:name="__RefHeading___Toc2364_3394150493"/></text:h>
      <text:p text:style-name="P22">javascript</text:p>
      <text:p text:style-name="P22">Copy code</text:p>
      <text:p text:style-name="P17"><text:span text:style-name="Source_20_Text"><text:span text:style-name="T41">const differenz = dialogFormFields.value - textInventarNummern.value.length;</text:span></text:span></text:p>
      <text:p text:style-name="P18"><text:span text:style-name="Source_20_Text"><text:span text:style-name="T41">textInventarNummern.value.push(...Array(differenz).fill(''));</text:span></text:span></text:p>
      <text:list xml:id="list1871753951" text:style-name="L6">
        <text:list-item>
          <text:p text:style-name="P70"><text:span text:style-name="Strong_20_Emphasis"><text:span text:style-name="T41">Berechnung der Differenz:</text:span></text:span></text:p>
          <text:list>
            <text:list-item>
              <text:p text:style-name="P70"><text:span text:style-name="Source_20_Text"><text:span text:style-name="T41">differenz</text:span></text:span><text:span text:style-name="T41"> ist die Anzahl der fehlenden Elemente, die hinzugefügt werden müssen, um die Länge von </text:span><text:span text:style-name="Source_20_Text"><text:span text:style-name="T41">textInventarNummern</text:span></text:span><text:span text:style-name="T41"> an </text:span><text:span text:style-name="Source_20_Text"><text:span text:style-name="T41">dialogFormFields.value</text:span></text:span><text:span text:style-name="T41"> anzupassen.</text:span></text:p>
            </text:list-item>
            <text:list-item>
              <text:p text:style-name="P70"><text:span text:style-name="Strong_20_Emphasis"><text:span text:style-name="T41">Beispiel:</text:span></text:span></text:p>
              <text:list>
                <text:list-item>
                  <text:p text:style-name="P70"><text:span text:style-name="T41">Angenommen, </text:span><text:span text:style-name="Source_20_Text"><text:span text:style-name="T41">dialogFormFields.value</text:span></text:span><text:span text:style-name="T41"> ist 5 und </text:span><text:span text:style-name="Source_20_Text"><text:span text:style-name="T41">textInventarNummern.value.length</text:span></text:span><text:span text:style-name="T41"> ist 3.</text:span></text:p>
                </text:list-item>
                <text:list-item>
                  <text:p text:style-name="P70"><text:span text:style-name="T41">Dann ist </text:span><text:span text:style-name="Source_20_Text"><text:span text:style-name="T41">differenz = 5 - 3 = 2</text:span></text:span><text:span text:style-name="T41">.</text:span></text:p>
                </text:list-item>
              </text:list>
            </text:list-item>
          </text:list>
        </text:list-item>
        <text:list-item>
          <text:p text:style-name="P70"><text:span text:style-name="Strong_20_Emphasis"><text:span text:style-name="T41">Hinzufügen der fehlenden Elemente:</text:span></text:span></text:p>
          <text:list>
            <text:list-item>
              <text:p text:style-name="P70"><text:span text:style-name="Source_20_Text"><text:span text:style-name="T41">Array(differenz).fill('')</text:span></text:span><text:span text:style-name="T41"> erzeugt ein Array mit </text:span><text:span text:style-name="Source_20_Text"><text:span text:style-name="T41">differenz</text:span></text:span><text:span text:style-name="T41"> Anzahl von leeren Strings.</text:span></text:p>
              <text:list>
                <text:list-item>
                  <text:p text:style-name="P71"><text:span text:style-name="T41">Im Beispiel: </text:span><text:span text:style-name="Source_20_Text"><text:span text:style-name="T41">Array(2).fill('')</text:span></text:span><text:span text:style-name="T41"> ergibt </text:span><text:span text:style-name="Source_20_Text"><text:span text:style-name="T41">['', '']</text:span></text:span><text:span text:style-name="T41">.</text:span></text:p>
                </text:list-item>
              </text:list>
            </text:list-item>
            <text:list-item>
              <text:p text:style-name="P70"><text:span text:style-name="Source_20_Text"><text:span text:style-name="T41">textInventarNummern.value.push(...Array(differenz).fill(''))</text:span></text:span><text:span text:style-name="T41"> fügt diese leeren Strings am Ende von </text:span><text:span text:style-name="Source_20_Text"><text:span text:style-name="T41">textInventarNummern</text:span></text:span><text:span text:style-name="T41"> hinzu.</text:span></text:p>
              <text:list>
                <text:list-item>
                  <text:p text:style-name="P71"><text:span text:style-name="T41">Das </text:span><text:span text:style-name="Source_20_Text"><text:span text:style-name="T41">...</text:span></text:span><text:span text:style-name="T41"> ist der Spread-Operator, der die Elemente des Arrays einzeln einfügt.</text:span></text:p>
                </text:list-item>
              </text:list>
            </text:list-item>
            <text:list-item>
              <text:p text:style-name="P70"><text:soft-page-break/><text:span text:style-name="Strong_20_Emphasis"><text:span text:style-name="T41">Ergebnis:</text:span></text:span></text:p>
              <text:list>
                <text:list-item>
                  <text:p text:style-name="P71"><text:span text:style-name="T41">Nach dem Hinzufügen hat </text:span><text:span text:style-name="Source_20_Text"><text:span text:style-name="T41">textInventarNummern.value</text:span></text:span><text:span text:style-name="T41"> die gleiche Länge wie </text:span><text:span text:style-name="Source_20_Text"><text:span text:style-name="T41">dialogFormFields.value</text:span></text:span><text:span text:style-name="T41">.</text:span></text:p>
                </text:list-item>
              </text:list>
            </text:list-item>
          </text:list>
        </text:list-item>
        <text:list-item>
          <text:p text:style-name="P70"><text:span text:style-name="Strong_20_Emphasis"><text:span text:style-name="T41">Warum wird das gemacht?</text:span></text:span></text:p>
          <text:list>
            <text:list-item>
              <text:p text:style-name="P10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41">2. Überprüfung, ob </text:span></text:span><text:span text:style-name="Strong_20_Emphasis"><text:span text:style-name="Source_20_Text"><text:span text:style-name="T41">textInventarNummern</text:span></text:span></text:span><text:span text:style-name="Strong_20_Emphasis"><text:span text:style-name="T41"> länger ist als </text:span></text:span><text:span text:style-name="Strong_20_Emphasis"><text:span text:style-name="Source_20_Text"><text:span text:style-name="T41">dialogFormFields</text:span></text:span></text:span><text:bookmark-end text:name="__RefHeading___Toc2366_3394150493"/></text:h>
      <text:p text:style-name="P22">javascript</text:p>
      <text:p text:style-name="P22">Copy code</text:p>
      <text:p text:style-name="P17"><text:span text:style-name="Source_20_Text"><text:span text:style-name="T41">else if (textInventarNummern.value.length &gt; dialogFormFields.value) {</text:span></text:span></text:p>
      <text:p text:style-name="P17"><text:span text:style-name="Source_20_Text"><text:span text:style-name="T41"><text:s text:c="2"/>textInventarNummern.value = textInventarNummern.value.slice(0, dialogFormFields.value);</text:span></text:span></text:p>
      <text:p text:style-name="P18"><text:span text:style-name="Source_20_Text"><text:span text:style-name="T41">}</text:span></text:span></text:p>
      <text:list xml:id="list1537837821" text:style-name="L7">
        <text:list-item>
          <text:p text:style-name="P72"><text:span text:style-name="Strong_20_Emphasis"><text:span text:style-name="T41">Zweck:</text:span></text:span><text:span text:style-name="T41"> Prüfen, ob das Array </text:span><text:span text:style-name="Source_20_Text"><text:span text:style-name="T41">textInventarNummern</text:span></text:span><text:span text:style-name="T41"> mehr Elemente enthält, als die Anzahl der Dialogfelder.</text:span></text:p>
        </text:list-item>
        <text:list-item>
          <text:p text:style-name="P72"><text:span text:style-name="Strong_20_Emphasis"><text:span text:style-name="T41">Wenn ja, überschüssige Elemente entfernen:</text:span></text:span></text:p>
          <text:list>
            <text:list-item>
              <text:p text:style-name="P72"><text:span text:style-name="Source_20_Text"><text:span text:style-name="T41">textInventarNummern.value.slice(0, dialogFormFields.value)</text:span></text:span><text:span text:style-name="T41"> erzeugt ein neues Array, das nur die ersten </text:span><text:span text:style-name="Source_20_Text"><text:span text:style-name="T41">dialogFormFields.value</text:span></text:span><text:span text:style-name="T41"> Elemente von </text:span><text:span text:style-name="Source_20_Text"><text:span text:style-name="T41">textInventarNummern.value</text:span></text:span><text:span text:style-name="T41"> enthält.</text:span></text:p>
            </text:list-item>
            <text:list-item>
              <text:p text:style-name="P72"><text:span text:style-name="Strong_20_Emphasis"><text:span text:style-name="T41">Beispiel:</text:span></text:span></text:p>
              <text:list>
                <text:list-item>
                  <text:p text:style-name="P72"><text:span text:style-name="T41">Angenommen, </text:span><text:span text:style-name="Source_20_Text"><text:span text:style-name="T41">dialogFormFields.value</text:span></text:span><text:span text:style-name="T41"> ist 3 und </text:span><text:span text:style-name="Source_20_Text"><text:span text:style-name="T41">textInventarNummern.value.length</text:span></text:span><text:span text:style-name="T41"> ist 5.</text:span></text:p>
                </text:list-item>
                <text:list-item>
                  <text:p text:style-name="P72"><text:span text:style-name="Source_20_Text"><text:span text:style-name="T41">textInventarNummern.value.slice(0, 3)</text:span></text:span><text:span text:style-name="T41"> ergibt ein Array mit den ersten 3 Elementen.</text:span></text:p>
                </text:list-item>
              </text:list>
            </text:list-item>
            <text:list-item>
              <text:p text:style-name="P72"><text:span text:style-name="Strong_20_Emphasis"><text:span text:style-name="T41">Ergebnis:</text:span></text:span></text:p>
              <text:list>
                <text:list-item>
                  <text:p text:style-name="P73"><text:span text:style-name="T41">Das Array </text:span><text:span text:style-name="Source_20_Text"><text:span text:style-name="T41">textInventarNummern.value</text:span></text:span><text:span text:style-name="T41"> hat nun die Länge von </text:span><text:span text:style-name="Source_20_Text"><text:span text:style-name="T41">dialogFormFields.value</text:span></text:span><text:span text:style-name="T41">.</text:span></text:p>
                </text:list-item>
              </text:list>
            </text:list-item>
          </text:list>
        </text:list-item>
        <text:list-item>
          <text:p text:style-name="P72"><text:span text:style-name="Strong_20_Emphasis"><text:span text:style-name="T41">Warum wird das gemacht?</text:span></text:span></text:p>
          <text:list>
            <text:list-item>
              <text:p text:style-name="P10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41">3. Was passiert, wenn die Längen gleich sind?</text:span></text:span><text:bookmark-end text:name="__RefHeading___Toc2368_3394150493"/></text:h>
      <text:list xml:id="list1719874946" text:style-name="L8">
        <text:list-item>
          <text:p text:style-name="P74"><text:span text:style-name="T41">Wenn </text:span><text:span text:style-name="Source_20_Text"><text:span text:style-name="T41">textInventarNummern.value.length</text:span></text:span><text:span text:style-name="T41"> bereits gleich </text:span><text:span text:style-name="Source_20_Text"><text:span text:style-name="T41">dialogFormFields.value</text:span></text:span><text:span text:style-name="T41">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41">Warum ist diese Anpassung notwendig?</text:span></text:span><text:bookmark-end text:name="__RefHeading___Toc2370_3394150493"/></text:h>
      <text:list xml:id="list647389833" text:style-name="L9">
        <text:list-item>
          <text:p text:style-name="P75"><text:span text:style-name="Strong_20_Emphasis"><text:span text:style-name="T41">Konsistenz zwischen Daten und Darstellung:</text:span></text:span></text:p>
          <text:list>
            <text:list-item>
              <text:p text:style-name="P75"><text:span text:style-name="T41">Jedes Eingabefeld im Dialog ist mit einem Element im </text:span><text:span text:style-name="Source_20_Text"><text:span text:style-name="T41">textInventarNummern</text:span></text:span><text:span text:style-name="T41">-Array verknüpft.</text:span></text:p>
            </text:list-item>
            <text:list-item>
              <text:p text:style-name="P109"><text:soft-page-break/>Wenn die Anzahl der Eingabefelder sich ändert (z. B. weil der Benutzer die Menge anpasst), muss das Array entsprechend angepasst werden.</text:p>
            </text:list-item>
          </text:list>
        </text:list-item>
        <text:list-item>
          <text:p text:style-name="P75"><text:span text:style-name="Strong_20_Emphasis"><text:span text:style-name="T41">Vermeidung von Fehlern:</text:span></text:span></text:p>
          <text:list>
            <text:list-item>
              <text:p text:style-name="P75"><text:span text:style-name="T41">Wenn das Array kürzer ist als die Anzahl der Felder, würden einige Felder keinen Wert im Array haben, was zu </text:span><text:span text:style-name="Source_20_Text"><text:span text:style-name="T41">undefined</text:span></text:span><text:span text:style-name="T41"> führen kann.</text:span></text:p>
            </text:list-item>
            <text:list-item>
              <text:p text:style-name="P109">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41">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41">Szenario 1: Array ist zu kurz</text:span></text:span><text:bookmark-end text:name="__RefHeading___Toc2374_3394150493"/></text:h>
      <text:list xml:id="list3486961495" text:style-name="L10">
        <text:list-item>
          <text:p text:style-name="P76"><text:span text:style-name="Strong_20_Emphasis"><text:span text:style-name="T41">Anfangszustand:</text:span></text:span></text:p>
          <text:list>
            <text:list-item>
              <text:p text:style-name="P76"><text:span text:style-name="Source_20_Text"><text:span text:style-name="T41">dialogFormFields.value</text:span></text:span><text:span text:style-name="T41"> = 4</text:span></text:p>
            </text:list-item>
            <text:list-item>
              <text:p text:style-name="P76"><text:span text:style-name="Source_20_Text"><text:span text:style-name="T41">textInventarNummern.value</text:span></text:span><text:span text:style-name="T41"> = ['ID1', 'ID2']</text:span></text:p>
            </text:list-item>
          </text:list>
        </text:list-item>
        <text:list-item>
          <text:p text:style-name="P76"><text:span text:style-name="Strong_20_Emphasis"><text:span text:style-name="T41">Berechnung:</text:span></text:span></text:p>
          <text:list>
            <text:list-item>
              <text:p text:style-name="P76"><text:span text:style-name="Source_20_Text"><text:span text:style-name="T41">textInventarNummern.value.length</text:span></text:span><text:span text:style-name="T41"> = 2</text:span></text:p>
            </text:list-item>
            <text:list-item>
              <text:p text:style-name="P76"><text:span text:style-name="Source_20_Text"><text:span text:style-name="T41">differenz</text:span></text:span><text:span text:style-name="T41"> = 4 - 2 = 2</text:span></text:p>
            </text:list-item>
          </text:list>
        </text:list-item>
        <text:list-item>
          <text:p text:style-name="P76"><text:span text:style-name="Strong_20_Emphasis"><text:span text:style-name="T41">Aktion:</text:span></text:span></text:p>
          <text:list>
            <text:list-item>
              <text:p text:style-name="P77"><text:span text:style-name="T41">Füge 2 leere Strings hinzu: </text:span><text:span text:style-name="Source_20_Text"><text:span text:style-name="T41">['', '']</text:span></text:span></text:p>
            </text:list-item>
          </text:list>
        </text:list-item>
        <text:list-item>
          <text:p text:style-name="P76"><text:span text:style-name="Strong_20_Emphasis"><text:span text:style-name="T41">Ergebnis:</text:span></text:span></text:p>
          <text:list>
            <text:list-item>
              <text:p text:style-name="P76"><text:span text:style-name="Source_20_Text"><text:span text:style-name="T41">textInventarNummern.value</text:span></text:span><text:span text:style-name="T41"> = ['ID1', 'ID2', '', '']</text:span></text:p>
            </text:list-item>
          </text:list>
        </text:list-item>
      </text:list>
      <text:h text:style-name="Heading_20_4" text:outline-level="4"><text:bookmark-start text:name="__RefHeading___Toc2376_3394150493"/><text:span text:style-name="Strong_20_Emphasis"><text:span text:style-name="T41">Szenario 2: Array ist zu lang</text:span></text:span><text:bookmark-end text:name="__RefHeading___Toc2376_3394150493"/></text:h>
      <text:list xml:id="list2034793806" text:style-name="L11">
        <text:list-item>
          <text:p text:style-name="P78"><text:span text:style-name="Strong_20_Emphasis"><text:span text:style-name="T41">Anfangszustand:</text:span></text:span></text:p>
          <text:list>
            <text:list-item>
              <text:p text:style-name="P78"><text:span text:style-name="Source_20_Text"><text:span text:style-name="T41">dialogFormFields.value</text:span></text:span><text:span text:style-name="T41"> = 3</text:span></text:p>
            </text:list-item>
            <text:list-item>
              <text:p text:style-name="P78"><text:span text:style-name="Source_20_Text"><text:span text:style-name="T41">textInventarNummern.value</text:span></text:span><text:span text:style-name="T41"> = ['ID1', 'ID2', 'ID3', 'ID4']</text:span></text:p>
            </text:list-item>
          </text:list>
        </text:list-item>
        <text:list-item>
          <text:p text:style-name="P78"><text:span text:style-name="Strong_20_Emphasis"><text:span text:style-name="T41">Berechnung:</text:span></text:span></text:p>
          <text:list>
            <text:list-item>
              <text:p text:style-name="P79"><text:span text:style-name="Source_20_Text"><text:span text:style-name="T41">textInventarNummern.value.length</text:span></text:span><text:span text:style-name="T41"> = 4</text:span></text:p>
            </text:list-item>
          </text:list>
        </text:list-item>
        <text:list-item>
          <text:p text:style-name="P78"><text:span text:style-name="Strong_20_Emphasis"><text:span text:style-name="T41">Aktion:</text:span></text:span></text:p>
          <text:list>
            <text:list-item>
              <text:p text:style-name="P110">Schneide das Array auf die ersten 3 Elemente zu.</text:p>
            </text:list-item>
          </text:list>
        </text:list-item>
        <text:list-item>
          <text:p text:style-name="P78"><text:span text:style-name="Strong_20_Emphasis"><text:span text:style-name="T41">Ergebnis:</text:span></text:span></text:p>
          <text:list>
            <text:list-item>
              <text:p text:style-name="P78"><text:span text:style-name="Source_20_Text"><text:span text:style-name="T41">textInventarNummern.value</text:span></text:span><text:span text:style-name="T41"> = ['ID1', 'ID2', 'ID3']</text:span></text:p>
            </text:list-item>
          </text:list>
        </text:list-item>
      </text:list>
      <text:h text:style-name="Heading_20_4" text:outline-level="4"><text:bookmark-start text:name="__RefHeading___Toc2378_3394150493"/><text:span text:style-name="Strong_20_Emphasis"><text:span text:style-name="T41">Szenario 3: Array hat die richtige Länge</text:span></text:span><text:bookmark-end text:name="__RefHeading___Toc2378_3394150493"/></text:h>
      <text:list xml:id="list4098106425" text:style-name="L12">
        <text:list-item>
          <text:p text:style-name="P80"><text:span text:style-name="Strong_20_Emphasis"><text:span text:style-name="T41">Anfangszustand:</text:span></text:span></text:p>
          <text:list>
            <text:list-item>
              <text:p text:style-name="P80"><text:span text:style-name="Source_20_Text"><text:span text:style-name="T41">dialogFormFields.value</text:span></text:span><text:span text:style-name="T41"> = 3</text:span></text:p>
            </text:list-item>
            <text:list-item>
              <text:p text:style-name="P80"><text:soft-page-break/><text:span text:style-name="Source_20_Text"><text:span text:style-name="T41">textInventarNummern.value</text:span></text:span><text:span text:style-name="T41"> = ['ID1', 'ID2', 'ID3']</text:span></text:p>
            </text:list-item>
          </text:list>
        </text:list-item>
        <text:list-item>
          <text:p text:style-name="P80"><text:span text:style-name="Strong_20_Emphasis"><text:span text:style-name="T41">Aktion:</text:span></text:span></text:p>
          <text:list>
            <text:list-item>
              <text:p text:style-name="P111">Keine Anpassung notwendig.</text:p>
            </text:list-item>
          </text:list>
        </text:list-item>
        <text:list-item>
          <text:p text:style-name="P80"><text:span text:style-name="Strong_20_Emphasis"><text:span text:style-name="T41">Ergebnis:</text:span></text:span></text:p>
          <text:list>
            <text:list-item>
              <text:p text:style-name="P80"><text:span text:style-name="Source_20_Text"><text:span text:style-name="T41">textInventarNummern.value</text:span></text:span><text:span text:style-name="T41"> bleibt unverändert.</text:span></text:p>
            </text:list-item>
          </text:list>
        </text:list-item>
      </text:list>
      <text:p text:style-name="P16"/>
      <text:h text:style-name="Heading_20_3" text:outline-level="3"><text:bookmark-start text:name="__RefHeading___Toc2380_3394150493"/><text:span text:style-name="Strong_20_Emphasis"><text:span text:style-name="T41">Zusammenfassung</text:span></text:span><text:bookmark-end text:name="__RefHeading___Toc2380_3394150493"/></text:h>
      <text:list xml:id="list3693815639" text:style-name="L13">
        <text:list-item>
          <text:p text:style-name="P81"><text:span text:style-name="Strong_20_Emphasis"><text:span text:style-name="T41">Ziel des Codes:</text:span></text:span><text:span text:style-name="T41"> Sicherstellen, dass die Länge des Arrays </text:span><text:span text:style-name="Source_20_Text"><text:span text:style-name="T41">textInventarNummern.value</text:span></text:span><text:span text:style-name="T41"> immer der Anzahl der Dialogfelder (</text:span><text:span text:style-name="Source_20_Text"><text:span text:style-name="T41">dialogFormFields.value</text:span></text:span><text:span text:style-name="T41">) entspricht.</text:span></text:p>
        </text:list-item>
        <text:list-item>
          <text:p text:style-name="P81"><text:span text:style-name="Strong_20_Emphasis"><text:span text:style-name="T41">Warum ist das wichtig?</text:span></text:span></text:p>
          <text:list>
            <text:list-item>
              <text:p text:style-name="P112">Damit jedes Eingabefeld im Dialog korrekt mit einem Element im Array verknüpft ist.</text:p>
            </text:list-item>
            <text:list-item>
              <text:p text:style-name="P112">Um Fehler und Inkonsistenzen zu vermeiden.</text:p>
            </text:list-item>
          </text:list>
        </text:list-item>
        <text:list-item>
          <text:p text:style-name="P81"><text:span text:style-name="Strong_20_Emphasis"><text:span text:style-name="T41">Wie funktioniert der Code?</text:span></text:span></text:p>
          <text:list>
            <text:list-item>
              <text:p text:style-name="P81"><text:span text:style-name="Strong_20_Emphasis"><text:span text:style-name="T41">Wenn das Array zu kurz ist:</text:span></text:span><text:span text:style-name="T41"> Fehlende Elemente hinzufügen, indem leere Strings angehängt werden.</text:span></text:p>
            </text:list-item>
            <text:list-item>
              <text:p text:style-name="P81"><text:span text:style-name="Strong_20_Emphasis"><text:span text:style-name="T41">Wenn das Array zu lang ist:</text:span></text:span><text:span text:style-name="T41">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41">Weitere Hinweise</text:span></text:span><text:bookmark-end text:name="__RefHeading___Toc2382_3394150493"/></text:h>
      <text:list xml:id="list110233362" text:style-name="L14">
        <text:list-item>
          <text:p text:style-name="P82"><text:span text:style-name="Strong_20_Emphasis"><text:span text:style-name="T41">Reaktivität:</text:span></text:span><text:span text:style-name="T41"> Durch die Anpassung von </text:span><text:span text:style-name="Source_20_Text"><text:span text:style-name="T41">textInventarNummern.value</text:span></text:span><text:span text:style-name="T41"> wird sichergestellt, dass die gebundenen Eingabefelder korrekt reagieren und die Werte synchronisiert werden.</text:span></text:p>
        </text:list-item>
        <text:list-item>
          <text:p text:style-name="P82"><text:span text:style-name="Strong_20_Emphasis"><text:span text:style-name="T41">Dynamische Änderungen:</text:span></text:span><text:span text:style-name="T41"> Wenn sich </text:span><text:span text:style-name="Source_20_Text"><text:span text:style-name="T41">dialogFormFields.value</text:span></text:span><text:span text:style-name="T41"> ändert (z. B. weil der Benutzer die Menge anpasst), passt sich </text:span><text:span text:style-name="Source_20_Text"><text:span text:style-name="T41">textInventarNummern.value</text:span></text:span><text:span text:style-name="T41"> automatisch an.</text:span></text:p>
        </text:list-item>
        <text:list-item>
          <text:p text:style-name="P82"><text:span text:style-name="Strong_20_Emphasis"><text:span text:style-name="T41">Vermeidung von </text:span></text:span><text:span text:style-name="Strong_20_Emphasis"><text:span text:style-name="Source_20_Text"><text:span text:style-name="T41">undefined</text:span></text:span></text:span><text:span text:style-name="Strong_20_Emphasis"><text:span text:style-name="T41"> oder </text:span></text:span><text:span text:style-name="Strong_20_Emphasis"><text:span text:style-name="Source_20_Text"><text:span text:style-name="T41">null</text:span></text:span></text:span><text:span text:style-name="Strong_20_Emphasis"><text:span text:style-name="T41"> Werten:</text:span></text:span><text:span text:style-name="T41"> Durch das Füllen mit leeren Strings wird verhindert, dass im Array </text:span><text:span text:style-name="Source_20_Text"><text:span text:style-name="T41">undefined</text:span></text:span><text:span text:style-name="T41">-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36">&lt;v-card </text:span><text:span text:style-name="T37">class</text:span><text:span text:style-name="T2">="d-flex mb-4 bg-transparent rounded-0"</text:span><text:span text:style-name="T36">&gt;</text:span><text:line-break/><text:span text:style-name="T36"> <text:s/>&lt;v-chip</text:span><text:line-break/><text:span text:style-name="T36"> <text:s text:c="5"/></text:span><text:span text:style-name="T37">class</text:span><text:span text:style-name="T2">="flex-grow-1 vChipStep rounded-0 mr-1"</text:span><text:line-break/><text:span text:style-name="T2"> <text:s text:c="5"/></text:span><text:span text:style-name="T37">color</text:span><text:span text:style-name="T2">="primary"</text:span><text:line-break/><text:span text:style-name="T2"> <text:s/></text:span><text:span text:style-name="T36">&gt;</text:span><text:line-break/><text:span text:style-name="T36"> <text:s text:c="3"/>&lt;v-icon </text:span><text:span text:style-name="T37">icon</text:span><text:span text:style-name="T2">="mdi-numeric-1-circle" </text:span><text:span text:style-name="T37">start</text:span><text:span text:style-name="T36">&gt;&lt;/v-icon&gt;</text:span><text:line-break/><text:span text:style-name="T36"> <text:s text:c="3"/></text:span><text:span text:style-name="T15">Mitglied auswählen</text:span><text:line-break/><text:span text:style-name="T15"> <text:s/></text:span><text:span text:style-name="T36">&lt;/v-chip&gt;</text:span><text:line-break/><text:span text:style-name="T36"> <text:s/>&lt;v-chip</text:span><text:line-break/><text:span text:style-name="T36"> <text:s text:c="5"/></text:span><text:span text:style-name="T37">class</text:span><text:span text:style-name="T2">="flex-grow-1 vChipStep rounded-0 mr-1"</text:span><text:line-break/><text:span text:style-name="T2"> <text:s text:c="5"/></text:span><text:span text:style-name="T37">color</text:span><text:span text:style-name="T2">="primary"</text:span><text:line-break/><text:span text:style-name="T2"> <text:s/></text:span><text:span text:style-name="T36">&gt;</text:span><text:line-break/><text:span text:style-name="T36"> <text:s text:c="3"/>&lt;v-icon </text:span><text:span text:style-name="T37">icon</text:span><text:span text:style-name="T2">="mdi-numeric-2-circle" </text:span><text:span text:style-name="T37">start</text:span><text:span text:style-name="T36">&gt;&lt;/v-icon&gt;</text:span><text:line-break/><text:span text:style-name="T36"> <text:s text:c="3"/></text:span><text:span text:style-name="T15">Artikel auswählen</text:span><text:line-break/><text:span text:style-name="T15"> <text:s/></text:span><text:span text:style-name="T36">&lt;/v-chip&gt;</text:span><text:line-break/><text:span text:style-name="T36"> <text:s/>&lt;v-chip</text:span><text:line-break/><text:span text:style-name="T36"> <text:s text:c="5"/></text:span><text:span text:style-name="T37">class</text:span><text:span text:style-name="T2">="flex-grow-1 vChipStep rounded-0"</text:span><text:line-break/><text:span text:style-name="T2"> <text:s text:c="5"/></text:span><text:span text:style-name="T37">color</text:span><text:span text:style-name="T2">="primary"</text:span><text:line-break/><text:span text:style-name="T2"> <text:s/></text:span><text:span text:style-name="T36">&gt;</text:span><text:line-break/><text:span text:style-name="T36"> <text:s text:c="3"/>&lt;v-icon </text:span><text:span text:style-name="T37">icon</text:span><text:span text:style-name="T2">="mdi-numeric-3-circle" </text:span><text:span text:style-name="T37">start</text:span><text:span text:style-name="T36">&gt;&lt;/v-icon&gt;</text:span><text:line-break/><text:span text:style-name="T36"> <text:s text:c="3"/></text:span><text:span text:style-name="T15">Vorgang buchen</text:span><text:line-break/><text:span text:style-name="T15"> <text:s/></text:span><text:span text:style-name="T36">&lt;/v-chip&gt;</text:span><text:line-break/><text:span text:style-name="T36">&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41">import { ref, watch, onMounted } from 'vue';</text:span></text:span></text:p>
      <text:p text:style-name="Text_20_body"><text:span text:style-name="Strong_20_Emphasis"><text:span text:style-name="T41">Variablen:</text:span></text:span></text:p>
      <text:p text:style-name="P22">javascript</text:p>
      <text:p text:style-name="P22">Copy code</text:p>
      <text:p text:style-name="P17"><text:span text:style-name="Source_20_Text"><text:span text:style-name="T41">const currentPage = ref(0);</text:span></text:span></text:p>
      <text:p text:style-name="P17"><text:span text:style-name="Source_20_Text"><text:span text:style-name="T41">const btnText = ref('Artikel wählen &gt;&gt;');</text:span></text:span></text:p>
      <text:p text:style-name="P18"><text:span text:style-name="Source_20_Text"><text:span text:style-name="T41">const vChipColors = ref(['primary', 'default', 'default']);</text:span></text:span></text:p>
      <text:p text:style-name="Text_20_body"><text:span text:style-name="Strong_20_Emphasis"><text:span text:style-name="T41">Funktionen:</text:span></text:span></text:p>
      <text:p text:style-name="P22">javascript</text:p>
      <text:p text:style-name="P22">Copy code</text:p>
      <text:p text:style-name="P17"><text:span text:style-name="Source_20_Text"><text:span text:style-name="T41">function updateUI() {</text:span></text:span></text:p>
      <text:p text:style-name="P17"><text:span text:style-name="Source_20_Text"><text:span text:style-name="T41"><text:s text:c="2"/>// Update Chip Colors</text:span></text:span></text:p>
      <text:p text:style-name="P17"><text:span text:style-name="Source_20_Text"><text:span text:style-name="T41"><text:s text:c="2"/>vChipColors.value = ['default', 'default', 'default'];</text:span></text:span></text:p>
      <text:p text:style-name="P17"><text:span text:style-name="Source_20_Text"><text:span text:style-name="T41"><text:s text:c="2"/>vChipColors.value[currentPage.value] = 'primary';</text:span></text:span></text:p>
      <text:p text:style-name="P23"/>
      <text:p text:style-name="P17"><text:span text:style-name="Source_20_Text"><text:span text:style-name="T41"><text:s text:c="2"/>// Update Button Text</text:span></text:span></text:p>
      <text:p text:style-name="P17"><text:span text:style-name="Source_20_Text"><text:span text:style-name="T41"><text:s text:c="2"/>if (currentPage.value === 0) {</text:span></text:span></text:p>
      <text:p text:style-name="P17"><text:span text:style-name="Source_20_Text"><text:span text:style-name="T41"><text:s text:c="4"/>btnText.value = 'Artikel wählen &gt;&gt;';</text:span></text:span></text:p>
      <text:p text:style-name="P17"><text:soft-page-break/><text:span text:style-name="Source_20_Text"><text:span text:style-name="T41"><text:s text:c="2"/>} else if (currentPage.value === 1) {</text:span></text:span></text:p>
      <text:p text:style-name="P17"><text:span text:style-name="Source_20_Text"><text:span text:style-name="T41"><text:s text:c="4"/>btnText.value = 'zur Übersicht &gt;&gt;';</text:span></text:span></text:p>
      <text:p text:style-name="P17"><text:span text:style-name="Source_20_Text"><text:span text:style-name="T41"><text:s text:c="2"/>} else if (currentPage.value === 2) {</text:span></text:span></text:p>
      <text:p text:style-name="P17"><text:span text:style-name="Source_20_Text"><text:span text:style-name="T41"><text:s text:c="4"/>btnText.value = 'Vorgang buchen &gt;&gt;';</text:span></text:span></text:p>
      <text:p text:style-name="P17"><text:span text:style-name="Source_20_Text"><text:span text:style-name="T41"><text:s text:c="2"/>}</text:span></text:span></text:p>
      <text:p text:style-name="P17"><text:span text:style-name="Source_20_Text"><text:span text:style-name="T41"><text:s text:c="2"/>console.log('currentPage', currentPage.value);</text:span></text:span></text:p>
      <text:p text:style-name="P17"><text:span text:style-name="Source_20_Text"><text:span text:style-name="T41">}</text:span></text:span></text:p>
      <text:p text:style-name="P23"/>
      <text:p text:style-name="P17"><text:span text:style-name="Source_20_Text"><text:span text:style-name="T41">async function nextPage() {</text:span></text:span></text:p>
      <text:p text:style-name="P17"><text:span text:style-name="Source_20_Text"><text:span text:style-name="T41"><text:s text:c="2"/>if (currentPage.value === 2) {</text:span></text:span></text:p>
      <text:p text:style-name="P17"><text:span text:style-name="Source_20_Text"><text:span text:style-name="T41"><text:s text:c="4"/>await leihvorgangBuchen();</text:span></text:span></text:p>
      <text:p text:style-name="P17"><text:span text:style-name="Source_20_Text"><text:span text:style-name="T41"><text:s text:c="2"/>} else {</text:span></text:span></text:p>
      <text:p text:style-name="P17"><text:span text:style-name="Source_20_Text"><text:span text:style-name="T41"><text:s text:c="4"/>currentPage.value += 1;</text:span></text:span></text:p>
      <text:p text:style-name="P17"><text:span text:style-name="Source_20_Text"><text:span text:style-name="T41"><text:s text:c="4"/>updateUI();</text:span></text:span></text:p>
      <text:p text:style-name="P17"><text:span text:style-name="Source_20_Text"><text:span text:style-name="T41"><text:s text:c="2"/>}</text:span></text:span></text:p>
      <text:p text:style-name="P17"><text:span text:style-name="Source_20_Text"><text:span text:style-name="T41">}</text:span></text:span></text:p>
      <text:p text:style-name="P23"/>
      <text:p text:style-name="P17"><text:span text:style-name="Source_20_Text"><text:span text:style-name="T41">function previousPage() {</text:span></text:span></text:p>
      <text:p text:style-name="P17"><text:span text:style-name="Source_20_Text"><text:span text:style-name="T41"><text:s text:c="2"/>if (currentPage.value &gt; 0) {</text:span></text:span></text:p>
      <text:p text:style-name="P17"><text:span text:style-name="Source_20_Text"><text:span text:style-name="T41"><text:s text:c="4"/>currentPage.value--;</text:span></text:span></text:p>
      <text:p text:style-name="P17"><text:span text:style-name="Source_20_Text"><text:span text:style-name="T41"><text:s text:c="4"/>updateUI();</text:span></text:span></text:p>
      <text:p text:style-name="P17"><text:span text:style-name="Source_20_Text"><text:span text:style-name="T41"><text:s text:c="2"/>}</text:span></text:span></text:p>
      <text:p text:style-name="P18"><text:span text:style-name="Source_20_Text"><text:span text:style-name="T41">}</text:span></text:span></text:p>
      <text:p text:style-name="Text_20_body"><text:span text:style-name="Strong_20_Emphasis"><text:span text:style-name="T41">Initialisierung:</text:span></text:span></text:p>
      <text:p text:style-name="P22">javascript</text:p>
      <text:p text:style-name="P22">Copy code</text:p>
      <text:p text:style-name="P17"><text:span text:style-name="Source_20_Text"><text:span text:style-name="T41">onMounted(() =&gt; {</text:span></text:span></text:p>
      <text:p text:style-name="P17"><text:span text:style-name="Source_20_Text"><text:span text:style-name="T41"><text:s text:c="2"/>updateUI();</text:span></text:span></text:p>
      <text:p text:style-name="P18"><text:span text:style-name="Source_20_Text"><text:span text:style-name="T41">});</text:span></text:span></text:p>
      <text:p text:style-name="Text_20_body"><text:span text:style-name="Strong_20_Emphasis"><text:span text:style-name="T41">Template:</text:span></text:span></text:p>
      <text:p text:style-name="P22">html</text:p>
      <text:p text:style-name="P22">Copy code</text:p>
      <text:p text:style-name="P17"><text:span text:style-name="Source_20_Text"><text:span text:style-name="T41">&lt;v-chip :color="vChipColors[0]" ...&gt; &lt;!-- Schritt 1 --&gt;</text:span></text:span></text:p>
      <text:p text:style-name="P17"><text:span text:style-name="Source_20_Text"><text:span text:style-name="T41"><text:s text:c="2"/>&lt;v-icon icon="mdi-numeric-1-circle" start&gt;&lt;/v-icon&gt;</text:span></text:span></text:p>
      <text:p text:style-name="P17"><text:span text:style-name="Source_20_Text"><text:span text:style-name="T41"><text:s text:c="2"/>Mitglied auswählen</text:span></text:span></text:p>
      <text:p text:style-name="P17"><text:span text:style-name="Source_20_Text"><text:span text:style-name="T41">&lt;/v-chip&gt;</text:span></text:span></text:p>
      <text:p text:style-name="P17"><text:span text:style-name="Source_20_Text"><text:span text:style-name="T41">&lt;v-chip :color="vChipColors[1]" ...&gt; &lt;!-- Schritt 2 --&gt;</text:span></text:span></text:p>
      <text:p text:style-name="P17"><text:span text:style-name="Source_20_Text"><text:span text:style-name="T41"><text:s text:c="2"/>&lt;v-icon icon="mdi-numeric-2-circle" start&gt;&lt;/v-icon&gt;</text:span></text:span></text:p>
      <text:p text:style-name="P17"><text:span text:style-name="Source_20_Text"><text:span text:style-name="T41"><text:s text:c="2"/>Artikel auswählen</text:span></text:span></text:p>
      <text:p text:style-name="P17"><text:span text:style-name="Source_20_Text"><text:span text:style-name="T41">&lt;/v-chip&gt;</text:span></text:span></text:p>
      <text:p text:style-name="P17"><text:span text:style-name="Source_20_Text"><text:span text:style-name="T41">&lt;v-chip :color="vChipColors[2]" ...&gt; &lt;!-- Schritt 3 --&gt;</text:span></text:span></text:p>
      <text:p text:style-name="P17"><text:span text:style-name="Source_20_Text"><text:span text:style-name="T41"><text:s text:c="2"/>&lt;v-icon icon="mdi-numeric-3-circle" start&gt;&lt;/v-icon&gt;</text:span></text:span></text:p>
      <text:p text:style-name="P17"><text:span text:style-name="Source_20_Text"><text:span text:style-name="T41"><text:s text:c="2"/>Vorgang buchen</text:span></text:span></text:p>
      <text:p text:style-name="P18"><text:span text:style-name="Source_20_Text"><text:span text:style-name="T41">&lt;/v-chip&gt;</text:span></text:span></text:p>
      <text:p text:style-name="P16"/>
      <text:h text:style-name="Heading_20_3" text:outline-level="3"><text:bookmark-start text:name="__RefHeading___Toc2388_3394150493"/><text:span text:style-name="Strong_20_Emphasis"><text:span text:style-name="T41">Schlussfolgerung</text:span></text:span><text:bookmark-end text:name="__RefHeading___Toc2388_3394150493"/></text:h>
      <text:p text:style-name="Text_20_body"><text:span text:style-name="T41">Durch die Verwendung einer Funktion </text:span><text:span text:style-name="Source_20_Text"><text:span text:style-name="T41">updateUI()</text:span></text:span><text:span text:style-name="T41">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38">()</text:span></text:p>
      <text:p text:style-name="P29"><text:soft-page-break/><text:span text:style-name="T9"/></text:p>
      <text:p text:style-name="P56"><text:span text:style-name="T43">Das Problem in Ihrem Code entsteht durch den Zugriff auf </text:span><text:span text:style-name="Source_20_Text"><text:span text:style-name="T43">existingItem.externeID.length</text:span></text:span><text:span text:style-name="T43">, da </text:span><text:span text:style-name="Source_20_Text"><text:span text:style-name="T43">existingItem</text:span></text:span><text:span text:style-name="T43"> ein Array von </text:span><text:span text:style-name="Source_20_Text"><text:span text:style-name="T43">cartItem</text:span></text:span><text:span text:style-name="T43">-Objekten ist. Nach der </text:span><text:span text:style-name="Source_20_Text"><text:span text:style-name="T43">filter</text:span></text:span><text:span text:style-name="T43">-Operation bleibt </text:span><text:span text:style-name="Source_20_Text"><text:span text:style-name="T43">existingItem</text:span></text:span><text:span text:style-name="T43"> ein </text:span><text:span text:style-name="Strong_20_Emphasis"><text:span text:style-name="T43">Array</text:span></text:span><text:span text:style-name="T43">, das eine oder mehrere Instanzen von </text:span><text:span text:style-name="Source_20_Text"><text:span text:style-name="T43">cartItem</text:span></text:span><text:span text:style-name="T43"> enthält. Sie können also nicht direkt auf </text:span><text:span text:style-name="Source_20_Text"><text:span text:style-name="T43">existingItem.externeID</text:span></text:span><text:span text:style-name="T43"> zugreifen, da </text:span><text:span text:style-name="Source_20_Text"><text:span text:style-name="T43">existingItem</text:span></text:span><text:span text:style-name="T43"> keine direkte Eigenschaft </text:span><text:span text:style-name="Source_20_Text"><text:span text:style-name="T43">externeID</text:span></text:span><text:span text:style-name="T43"> hat, sondern mehrere Objekte enthält, die diese Eigenschaft haben.</text:span></text:p>
      <text:p text:style-name="P106">Ich erkläre Ihnen, wie Sie das Problem lösen und Ihre gewünschten Schritte erreichen:</text:p>
      <text:list xml:id="list2363654345" text:style-name="L15">
        <text:list-item>
          <text:p text:style-name="P84"><text:span text:style-name="Strong_20_Emphasis"><text:span text:style-name="T41">Filtern des Arrays:</text:span></text:span><text:span text:style-name="T41"> Sie filtern </text:span><text:span text:style-name="Source_20_Text"><text:span text:style-name="T41">cartItems</text:span></text:span><text:span text:style-name="T41">, um alle </text:span><text:span text:style-name="Source_20_Text"><text:span text:style-name="T41">cartItem</text:span></text:span><text:span text:style-name="T41">-Objekte zu erhalten, deren </text:span><text:span text:style-name="Source_20_Text"><text:span text:style-name="T41">IDInventarArtikel</text:span></text:span><text:span text:style-name="T41"> mit dem </text:span><text:span text:style-name="Source_20_Text"><text:span text:style-name="T41">idArtikel</text:span></text:span><text:span text:style-name="T41"> übereinstimmt.</text:span></text:p>
        </text:list-item>
        <text:list-item>
          <text:p text:style-name="P84"><text:span text:style-name="Strong_20_Emphasis"><text:span text:style-name="T41">Bereinigen des Arrays </text:span></text:span><text:span text:style-name="Strong_20_Emphasis"><text:span text:style-name="Source_20_Text"><text:span text:style-name="T41">externeID</text:span></text:span></text:span><text:span text:style-name="Strong_20_Emphasis"><text:span text:style-name="T41">:</text:span></text:span><text:span text:style-name="T41"> Für jedes gefundene </text:span><text:span text:style-name="Source_20_Text"><text:span text:style-name="T41">cartItem</text:span></text:span><text:span text:style-name="T41"> möchten Sie das Array </text:span><text:span text:style-name="Source_20_Text"><text:span text:style-name="T41">externeID</text:span></text:span><text:span text:style-name="T41"> bereinigen, um leere Werte (</text:span><text:span text:style-name="Source_20_Text"><text:span text:style-name="T41">''</text:span></text:span><text:span text:style-name="T41">, </text:span><text:span text:style-name="Source_20_Text"><text:span text:style-name="T41">null</text:span></text:span><text:span text:style-name="T41">, </text:span><text:span text:style-name="Source_20_Text"><text:span text:style-name="T41">undefined</text:span></text:span><text:span text:style-name="T41">) zu entfernen.</text:span></text:p>
        </text:list-item>
        <text:list-item>
          <text:p text:style-name="P83"><text:span text:style-name="Strong_20_Emphasis"><text:span text:style-name="T41">Rückgabe der Länge des bereinigten Arrays:</text:span></text:span><text:span text:style-name="T41"> Nach dem Entfernen der leeren Werte möchten Sie die Länge von </text:span><text:span text:style-name="Source_20_Text"><text:span text:style-name="T41">externeID</text:span></text:span><text:span text:style-name="T41"> erhalten.</text:span></text:p>
        </text:list-item>
      </text:list>
      <text:h text:style-name="Heading_20_3" text:outline-level="3"><text:bookmark-start text:name="__RefHeading___Toc2390_3394150493"/><text:span text:style-name="Strong_20_Emphasis"><text:span text:style-name="T41">Lösungsschritte</text:span></text:span><text:bookmark-end text:name="__RefHeading___Toc2390_3394150493"/></text:h>
      <text:p text:style-name="P106">Um die gewünschten Schritte zu erreichen, gehen wir wie folgt vor:</text:p>
      <text:list xml:id="list1045625743" text:style-name="L16">
        <text:list-item>
          <text:p text:style-name="P86"><text:span text:style-name="Strong_20_Emphasis"><text:span text:style-name="T41">Filterung von </text:span></text:span><text:span text:style-name="Strong_20_Emphasis"><text:span text:style-name="Source_20_Text"><text:span text:style-name="T41">cartItems</text:span></text:span></text:span><text:span text:style-name="Strong_20_Emphasis"><text:span text:style-name="T41"> nach </text:span></text:span><text:span text:style-name="Strong_20_Emphasis"><text:span text:style-name="Source_20_Text"><text:span text:style-name="T41">IDInventarArtikel</text:span></text:span></text:span><text:span text:style-name="Strong_20_Emphasis"><text:span text:style-name="T41">.</text:span></text:span></text:p>
        </text:list-item>
        <text:list-item>
          <text:p text:style-name="P86"><text:span text:style-name="Strong_20_Emphasis"><text:span text:style-name="T41">Bereinigung des </text:span></text:span><text:span text:style-name="Strong_20_Emphasis"><text:span text:style-name="Source_20_Text"><text:span text:style-name="T41">externeID</text:span></text:span></text:span><text:span text:style-name="Strong_20_Emphasis"><text:span text:style-name="T41">-Arrays.</text:span></text:span></text:p>
        </text:list-item>
        <text:list-item>
          <text:p text:style-name="P85"><text:span text:style-name="Strong_20_Emphasis"><text:span text:style-name="T41">Berechnung der Länge des bereinigten Arrays.</text:span></text:span></text:p>
        </text:list-item>
      </text:list>
      <text:p text:style-name="P106">Hier ist der überarbeitete Code:</text:p>
      <text:p text:style-name="P22">javascript</text:p>
      <text:p text:style-name="P22">Copy code</text:p>
      <text:p text:style-name="P17"><text:span text:style-name="Source_20_Text"><text:span text:style-name="T41">getExterneNummernCount: (state) =&gt; (idArtikel) =&gt; {</text:span></text:span></text:p>
      <text:p text:style-name="P17"><text:span text:style-name="Source_20_Text"><text:span text:style-name="T41"><text:s text:c="2"/>// Filtert cartItems nach dem passenden IDInventarArtikel</text:span></text:span></text:p>
      <text:p text:style-name="P17"><text:span text:style-name="Source_20_Text"><text:span text:style-name="T41"><text:s text:c="2"/>const existingItems = state.cartItems.filter((cartItem) =&gt;</text:span></text:span></text:p>
      <text:p text:style-name="P17"><text:span text:style-name="Source_20_Text"><text:span text:style-name="T41"><text:s text:c="4"/>cartItem.IDInventarArtikel === idArtikel</text:span></text:span></text:p>
      <text:p text:style-name="P17"><text:span text:style-name="Source_20_Text"><text:span text:style-name="T41"><text:s text:c="2"/>);</text:span></text:span></text:p>
      <text:p text:style-name="P23"/>
      <text:p text:style-name="P17"><text:span text:style-name="Source_20_Text"><text:span text:style-name="T41"><text:s text:c="2"/>// Falls kein passendes Item gefunden wird, geben wir 0 zurück</text:span></text:span></text:p>
      <text:p text:style-name="P17"><text:span text:style-name="Source_20_Text"><text:span text:style-name="T41"><text:s text:c="2"/>if (existingItems.length === 0) {</text:span></text:span></text:p>
      <text:p text:style-name="P17"><text:span text:style-name="Source_20_Text"><text:span text:style-name="T41"><text:s text:c="4"/>return 0;</text:span></text:span></text:p>
      <text:p text:style-name="P17"><text:span text:style-name="Source_20_Text"><text:span text:style-name="T41"><text:s text:c="2"/>}</text:span></text:span></text:p>
      <text:p text:style-name="P23"/>
      <text:p text:style-name="P17"><text:span text:style-name="Source_20_Text"><text:span text:style-name="T41"><text:s text:c="2"/>// Wir nehmen das erste gefundene Item, da IDInventarArtikel eindeutig sein sollte</text:span></text:span></text:p>
      <text:p text:style-name="P17"><text:span text:style-name="Source_20_Text"><text:span text:style-name="T41"><text:s text:c="2"/>const existingItem = existingItems[0];</text:span></text:span></text:p>
      <text:p text:style-name="P23"/>
      <text:p text:style-name="P17"><text:span text:style-name="Source_20_Text"><text:span text:style-name="T41"><text:s text:c="2"/>// Bereinigen des externeID-Arrays, um leere Werte zu entfernen</text:span></text:span></text:p>
      <text:p text:style-name="P17"><text:span text:style-name="Source_20_Text"><text:span text:style-name="T41"><text:s text:c="2"/>const cleanedExterneID = existingItem.externeID.filter(</text:span></text:span></text:p>
      <text:p text:style-name="P17"><text:span text:style-name="Source_20_Text"><text:span text:style-name="T41"><text:s text:c="4"/>(id) =&gt; id !== '' &amp;&amp; id !== null &amp;&amp; id !== undefined</text:span></text:span></text:p>
      <text:p text:style-name="P17"><text:span text:style-name="Source_20_Text"><text:span text:style-name="T41"><text:s text:c="2"/>);</text:span></text:span></text:p>
      <text:p text:style-name="P23"/>
      <text:p text:style-name="P17"><text:span text:style-name="Source_20_Text"><text:span text:style-name="T41"><text:s text:c="2"/>// Rückgabe der Länge des bereinigten Arrays</text:span></text:span></text:p>
      <text:p text:style-name="P17"><text:span text:style-name="Source_20_Text"><text:span text:style-name="T41"><text:s text:c="2"/>return cleanedExterneID.length;</text:span></text:span></text:p>
      <text:p text:style-name="P18"><text:span text:style-name="Source_20_Text"><text:span text:style-name="T41">}</text:span></text:span></text:p>
      <text:h text:style-name="Heading_20_3" text:outline-level="3"><text:bookmark-start text:name="__RefHeading___Toc2392_3394150493"/><text:span text:style-name="Strong_20_Emphasis"><text:span text:style-name="T41">Erklärung des Codes</text:span></text:span><text:bookmark-end text:name="__RefHeading___Toc2392_3394150493"/></text:h>
      <text:list xml:id="list1545655170" text:style-name="L17">
        <text:list-item>
          <text:p text:style-name="P87"><text:span text:style-name="Strong_20_Emphasis"><text:span text:style-name="T41">Filterung der </text:span></text:span><text:span text:style-name="Strong_20_Emphasis"><text:span text:style-name="Source_20_Text"><text:span text:style-name="T41">cartItems</text:span></text:span></text:span><text:span text:style-name="Strong_20_Emphasis"><text:span text:style-name="T41">:</text:span></text:span></text:p>
          <text:p text:style-name="P24">javascript</text:p>
          <text:p text:style-name="P24">Copy code</text:p>
          <text:p text:style-name="P20"><text:soft-page-break/><text:span text:style-name="Source_20_Text"><text:span text:style-name="T41">const existingItems = state.cartItems.filter((cartItem) =&gt;</text:span></text:span></text:p>
          <text:p text:style-name="P20"><text:span text:style-name="Source_20_Text"><text:span text:style-name="T41"><text:s text:c="2"/>cartItem.IDInventarArtikel === idArtikel</text:span></text:span></text:p>
          <text:p text:style-name="P21"><text:span text:style-name="Source_20_Text"><text:span text:style-name="T41">);</text:span></text:span></text:p>
          <text:list>
            <text:list-item>
              <text:p text:style-name="P88"><text:span text:style-name="T41">Hier filtern wir </text:span><text:span text:style-name="Source_20_Text"><text:span text:style-name="T41">cartItems</text:span></text:span><text:span text:style-name="T41"> und suchen alle Elemente, deren </text:span><text:span text:style-name="Source_20_Text"><text:span text:style-name="T41">IDInventarArtikel</text:span></text:span><text:span text:style-name="T41"> mit </text:span><text:span text:style-name="Source_20_Text"><text:span text:style-name="T41">idArtikel</text:span></text:span><text:span text:style-name="T41"> übereinstimmt.</text:span></text:p>
            </text:list-item>
            <text:list-item>
              <text:p text:style-name="P88"><text:span text:style-name="T41">Der Filter gibt ein Array (</text:span><text:span text:style-name="Source_20_Text"><text:span text:style-name="T41">existingItems</text:span></text:span><text:span text:style-name="T41">) zurück, das die passenden Objekte enthält.</text:span></text:p>
            </text:list-item>
          </text:list>
        </text:list-item>
        <text:list-item>
          <text:p text:style-name="P87"><text:span text:style-name="Strong_20_Emphasis"><text:span text:style-name="T41">Überprüfung, ob ein </text:span></text:span><text:span text:style-name="Strong_20_Emphasis"><text:span text:style-name="Source_20_Text"><text:span text:style-name="T41">cartItem</text:span></text:span></text:span><text:span text:style-name="Strong_20_Emphasis"><text:span text:style-name="T41"> gefunden wurde:</text:span></text:span></text:p>
          <text:p text:style-name="P24">javascript</text:p>
          <text:p text:style-name="P24">Copy code</text:p>
          <text:p text:style-name="P20"><text:span text:style-name="Source_20_Text"><text:span text:style-name="T41">if (existingItems.length === 0) {</text:span></text:span></text:p>
          <text:p text:style-name="P20"><text:span text:style-name="Source_20_Text"><text:span text:style-name="T41"><text:s text:c="2"/>return 0;</text:span></text:span></text:p>
          <text:p text:style-name="P21"><text:span text:style-name="Source_20_Text"><text:span text:style-name="T41">}</text:span></text:span></text:p>
          <text:list>
            <text:list-item>
              <text:p text:style-name="P88"><text:span text:style-name="T41">Wenn keine passenden Elemente gefunden werden, wird </text:span><text:span text:style-name="Source_20_Text"><text:span text:style-name="T41">0</text:span></text:span><text:span text:style-name="T41"> zurückgegeben.</text:span></text:p>
            </text:list-item>
          </text:list>
        </text:list-item>
        <text:list-item>
          <text:p text:style-name="P87"><text:span text:style-name="Strong_20_Emphasis"><text:span text:style-name="T41">Bereinigen des </text:span></text:span><text:span text:style-name="Strong_20_Emphasis"><text:span text:style-name="Source_20_Text"><text:span text:style-name="T41">externeID</text:span></text:span></text:span><text:span text:style-name="Strong_20_Emphasis"><text:span text:style-name="T41">-Arrays:</text:span></text:span></text:p>
          <text:p text:style-name="P24">javascript</text:p>
          <text:p text:style-name="P24">Copy code</text:p>
          <text:p text:style-name="P20"><text:span text:style-name="Source_20_Text"><text:span text:style-name="T41">const existingItem = existingItems[0];</text:span></text:span></text:p>
          <text:p text:style-name="P20"><text:span text:style-name="Source_20_Text"><text:span text:style-name="T41">const cleanedExterneID = existingItem.externeID.filter(</text:span></text:span></text:p>
          <text:p text:style-name="P20"><text:span text:style-name="Source_20_Text"><text:span text:style-name="T41"><text:s text:c="2"/>(id) =&gt; id !== '' &amp;&amp; id !== null &amp;&amp; id !== undefined</text:span></text:span></text:p>
          <text:p text:style-name="P21"><text:span text:style-name="Source_20_Text"><text:span text:style-name="T41">);</text:span></text:span></text:p>
          <text:list>
            <text:list-item>
              <text:p text:style-name="P88"><text:span text:style-name="T41">Wir greifen auf das erste gefundene </text:span><text:span text:style-name="Source_20_Text"><text:span text:style-name="T41">cartItem</text:span></text:span><text:span text:style-name="T41"> (</text:span><text:span text:style-name="Source_20_Text"><text:span text:style-name="T41">existingItem</text:span></text:span><text:span text:style-name="T41">) zu, weil wir davon ausgehen, dass </text:span><text:span text:style-name="Source_20_Text"><text:span text:style-name="T41">IDInventarArtikel</text:span></text:span><text:span text:style-name="T41"> eindeutig ist.</text:span></text:p>
            </text:list-item>
            <text:list-item>
              <text:p text:style-name="P88"><text:span text:style-name="T41">Das </text:span><text:span text:style-name="Source_20_Text"><text:span text:style-name="T41">externeID</text:span></text:span><text:span text:style-name="T41">-Array wird gefiltert, um leere Werte (</text:span><text:span text:style-name="Source_20_Text"><text:span text:style-name="T41">''</text:span></text:span><text:span text:style-name="T41">, </text:span><text:span text:style-name="Source_20_Text"><text:span text:style-name="T41">null</text:span></text:span><text:span text:style-name="T41">, </text:span><text:span text:style-name="Source_20_Text"><text:span text:style-name="T41">undefined</text:span></text:span><text:span text:style-name="T41">) zu entfernen.</text:span></text:p>
            </text:list-item>
          </text:list>
        </text:list-item>
        <text:list-item>
          <text:p text:style-name="P87"><text:span text:style-name="Strong_20_Emphasis"><text:span text:style-name="T41">Rückgabe der Länge des bereinigten </text:span></text:span><text:span text:style-name="Strong_20_Emphasis"><text:span text:style-name="Source_20_Text"><text:span text:style-name="T41">externeID</text:span></text:span></text:span><text:span text:style-name="Strong_20_Emphasis"><text:span text:style-name="T41">-Arrays:</text:span></text:span></text:p>
          <text:p text:style-name="P24">javascript</text:p>
          <text:p text:style-name="P24">Copy code</text:p>
          <text:p text:style-name="P21"><text:span text:style-name="Source_20_Text"><text:span text:style-name="T41">return cleanedExterneID.length;</text:span></text:span></text:p>
          <text:list>
            <text:list-item>
              <text:p text:style-name="P11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41">Wichtige Hinweise</text:span></text:span><text:bookmark-end text:name="__RefHeading___Toc2394_3394150493"/></text:h>
      <text:list xml:id="list398331151" text:style-name="L18">
        <text:list-item>
          <text:p text:style-name="P90"><text:span text:style-name="Strong_20_Emphasis"><text:span text:style-name="T41">Direkter Zugriff auf </text:span></text:span><text:span text:style-name="Strong_20_Emphasis"><text:span text:style-name="Source_20_Text"><text:span text:style-name="T41">existingItem.externeID</text:span></text:span></text:span><text:span text:style-name="T41"> funktioniert nicht, da </text:span><text:span text:style-name="Source_20_Text"><text:span text:style-name="T41">existingItem</text:span></text:span><text:span text:style-name="T41"> ein Array ist. Deshalb greifen wir auf das erste Element (</text:span><text:span text:style-name="Source_20_Text"><text:span text:style-name="T41">existingItem[0]</text:span></text:span><text:span text:style-name="T41">) zu.</text:span></text:p>
        </text:list-item>
        <text:list-item>
          <text:p text:style-name="P90"><text:span text:style-name="Strong_20_Emphasis"><text:span text:style-name="Source_20_Text"><text:span text:style-name="T41">filter</text:span></text:span></text:span><text:span text:style-name="Strong_20_Emphasis"><text:span text:style-name="T41"> auf </text:span></text:span><text:span text:style-name="Strong_20_Emphasis"><text:span text:style-name="Source_20_Text"><text:span text:style-name="T41">externeID</text:span></text:span></text:span><text:span text:style-name="T41"> wird verwendet, um alle ungültigen Werte zu entfernen.</text:span></text:p>
        </text:list-item>
        <text:list-item>
          <text:p text:style-name="P89"><text:span text:style-name="T41">Wenn </text:span><text:span text:style-name="Source_20_Text"><text:span text:style-name="T41">IDInventarArtikel</text:span></text:span><text:span text:style-name="T41"> mehrfach vorhanden ist und es </text:span><text:span text:style-name="Strong_20_Emphasis"><text:span text:style-name="T41">mehrere passende Objekte</text:span></text:span><text:span text:style-name="T41"> gibt, müssten Sie eventuell die Längen aller bereinigten Arrays zusammenzählen. Dies ist jedoch abhängig von Ihrer Datenstruktur.</text:span></text:p>
        </text:list-item>
      </text:list>
      <text:p text:style-name="Text_20_body"><text:span text:style-name="Strong_20_Emphasis"><text:span text:style-name="T41">Beispiel für mehrere </text:span></text:span><text:span text:style-name="Strong_20_Emphasis"><text:span text:style-name="Source_20_Text"><text:span text:style-name="T41">cartItems</text:span></text:span></text:span><text:span text:style-name="Strong_20_Emphasis"><text:span text:style-name="T41"> mit demselben </text:span></text:span><text:span text:style-name="Strong_20_Emphasis"><text:span text:style-name="Source_20_Text"><text:span text:style-name="T41">idArtikel</text:span></text:span></text:span><text:span text:style-name="Strong_20_Emphasis"><text:span text:style-name="T41">:</text:span></text:span></text:p>
      <text:p text:style-name="Text_20_body"><text:span text:style-name="T41">Falls mehrere </text:span><text:span text:style-name="Source_20_Text"><text:span text:style-name="T41">cartItems</text:span></text:span><text:span text:style-name="T41"> mit demselben </text:span><text:span text:style-name="Source_20_Text"><text:span text:style-name="T41">idArtikel</text:span></text:span><text:span text:style-name="T41"> vorhanden sind, können Sie die Summe aller </text:span><text:span text:style-name="Source_20_Text"><text:span text:style-name="T41">externeID</text:span></text:span><text:span text:style-name="T41">-Längen berechnen:</text:span></text:p>
      <text:p text:style-name="P22">javascript</text:p>
      <text:p text:style-name="P22">Copy code</text:p>
      <text:p text:style-name="P17"><text:span text:style-name="Source_20_Text"><text:span text:style-name="T41">getExterneNummernCount: (state) =&gt; (idArtikel) =&gt; {</text:span></text:span></text:p>
      <text:p text:style-name="P17"><text:span text:style-name="Source_20_Text"><text:span text:style-name="T41"><text:s text:c="2"/>// Filtert cartItems nach dem passenden IDInventarArtikel</text:span></text:span></text:p>
      <text:p text:style-name="P17"><text:soft-page-break/><text:span text:style-name="Source_20_Text"><text:span text:style-name="T41"><text:s text:c="2"/>const existingItems = state.cartItems.filter((cartItem) =&gt;</text:span></text:span></text:p>
      <text:p text:style-name="P17"><text:span text:style-name="Source_20_Text"><text:span text:style-name="T41"><text:s text:c="4"/>cartItem.IDInventarArtikel === idArtikel</text:span></text:span></text:p>
      <text:p text:style-name="P17"><text:span text:style-name="Source_20_Text"><text:span text:style-name="T41"><text:s text:c="2"/>);</text:span></text:span></text:p>
      <text:p text:style-name="P23"/>
      <text:p text:style-name="P17"><text:span text:style-name="Source_20_Text"><text:span text:style-name="T41"><text:s text:c="2"/>// Falls kein passendes Item gefunden wird, geben wir 0 zurück</text:span></text:span></text:p>
      <text:p text:style-name="P17"><text:span text:style-name="Source_20_Text"><text:span text:style-name="T41"><text:s text:c="2"/>if (existingItems.length === 0) {</text:span></text:span></text:p>
      <text:p text:style-name="P17"><text:span text:style-name="Source_20_Text"><text:span text:style-name="T41"><text:s text:c="4"/>return 0;</text:span></text:span></text:p>
      <text:p text:style-name="P17"><text:span text:style-name="Source_20_Text"><text:span text:style-name="T41"><text:s text:c="2"/>}</text:span></text:span></text:p>
      <text:p text:style-name="P23"/>
      <text:p text:style-name="P17"><text:span text:style-name="Source_20_Text"><text:span text:style-name="T41"><text:s text:c="2"/>// Bereinigen und Summieren der Länge der externen IDs aller passenden Items</text:span></text:span></text:p>
      <text:p text:style-name="P17"><text:span text:style-name="Source_20_Text"><text:span text:style-name="T41"><text:s text:c="2"/>return existingItems.reduce((acc, cartItem) =&gt; {</text:span></text:span></text:p>
      <text:p text:style-name="P17"><text:span text:style-name="Source_20_Text"><text:span text:style-name="T41"><text:s text:c="4"/>const cleanedExterneID = cartItem.externeID.filter(</text:span></text:span></text:p>
      <text:p text:style-name="P17"><text:span text:style-name="Source_20_Text"><text:span text:style-name="T41"><text:s text:c="6"/>(id) =&gt; id !== '' &amp;&amp; id !== null &amp;&amp; id !== undefined</text:span></text:span></text:p>
      <text:p text:style-name="P17"><text:span text:style-name="Source_20_Text"><text:span text:style-name="T41"><text:s text:c="4"/>);</text:span></text:span></text:p>
      <text:p text:style-name="P17"><text:span text:style-name="Source_20_Text"><text:span text:style-name="T41"><text:s text:c="4"/>return acc + cleanedExterneID.length;</text:span></text:span></text:p>
      <text:p text:style-name="P17"><text:span text:style-name="Source_20_Text"><text:span text:style-name="T41"><text:s text:c="2"/>}, 0);</text:span></text:span></text:p>
      <text:p text:style-name="P18"><text:span text:style-name="Source_20_Text"><text:span text:style-name="T41">}</text:span></text:span></text:p>
      <text:p text:style-name="Text_20_body"><text:span text:style-name="T41">Hier wird für jedes gefundene </text:span><text:span text:style-name="Source_20_Text"><text:span text:style-name="T41">cartItem</text:span></text:span><text:span text:style-name="T41"> das </text:span><text:span text:style-name="Source_20_Text"><text:span text:style-name="T41">externeID</text:span></text:span><text:span text:style-name="T41">-Array bereinigt und die Gesamtlänge summiert.</text:span></text:p>
      <text:h text:style-name="Heading_20_3" text:outline-level="3"><text:bookmark-start text:name="__RefHeading___Toc2396_3394150493"/><text:span text:style-name="Strong_20_Emphasis"><text:span text:style-name="T41">Zusammenfassung</text:span></text:span><text:bookmark-end text:name="__RefHeading___Toc2396_3394150493"/></text:h>
      <text:list xml:id="list2438965012" text:style-name="L19">
        <text:list-item>
          <text:p text:style-name="P92"><text:span text:style-name="T41">Verwenden Sie </text:span><text:span text:style-name="Source_20_Text"><text:span text:style-name="T41">.filter()</text:span></text:span><text:span text:style-name="T41"> auf </text:span><text:span text:style-name="Source_20_Text"><text:span text:style-name="T41">cartItems</text:span></text:span><text:span text:style-name="T41">, um nach dem passenden </text:span><text:span text:style-name="Source_20_Text"><text:span text:style-name="T41">IDInventarArtikel</text:span></text:span><text:span text:style-name="T41"> zu suchen.</text:span></text:p>
        </text:list-item>
        <text:list-item>
          <text:p text:style-name="P92"><text:span text:style-name="T41">Stellen Sie sicher, dass Sie nach der Filterung auf das </text:span><text:span text:style-name="Strong_20_Emphasis"><text:span text:style-name="T41">richtige Objekt</text:span></text:span><text:span text:style-name="T41"> zugreifen (</text:span><text:span text:style-name="Source_20_Text"><text:span text:style-name="T41">existingItems[0]</text:span></text:span><text:span text:style-name="T41">).</text:span></text:p>
        </text:list-item>
        <text:list-item>
          <text:p text:style-name="P92"><text:span text:style-name="Strong_20_Emphasis"><text:span text:style-name="T41">Bereinigen</text:span></text:span><text:span text:style-name="T41"> Sie das </text:span><text:span text:style-name="Source_20_Text"><text:span text:style-name="T41">externeID</text:span></text:span><text:span text:style-name="T41">-Array, bevor Sie die Länge berechnen, um nur gültige Werte zu berücksichtigen.</text:span></text:p>
        </text:list-item>
        <text:list-item>
          <text:p text:style-name="P91"><text:span text:style-name="T41">Passen Sie den Code entsprechend an, wenn es </text:span><text:span text:style-name="Strong_20_Emphasis"><text:span text:style-name="T41">mehrere </text:span></text:span><text:span text:style-name="Strong_20_Emphasis"><text:span text:style-name="Source_20_Text"><text:span text:style-name="T41">cartItems</text:span></text:span></text:span><text:span text:style-name="T41"> mit demselben </text:span><text:span text:style-name="Source_20_Text"><text:span text:style-name="T41">idArtikel</text:span></text:span><text:span text:style-name="T41"> gibt.</text:span></text:p>
        </text:list-item>
      </text:list>
      <text:p text:style-name="P106">Ich hoffe, diese Erklärung hilft Ihnen weiter. Falls noch Fragen offen sind, stehe ich Ihnen gerne zur Verfügung!</text:p>
      <text:p text:style-name="P106">4o with canvas</text:p>
      <text:h text:style-name="P14" text:outline-level="5"><text:bookmark-start text:name="__RefHeading___Toc2398_3394150493"/>You said:<text:bookmark-end text:name="__RefHeading___Toc2398_3394150493"/></text:h>
      <text:p text:style-name="P106">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06">Der Zwischenschritt</text:p>
      <text:p text:style-name="P22">javascript</text:p>
      <text:p text:style-name="P22">Copy code</text:p>
      <text:p text:style-name="P18"><text:span text:style-name="Source_20_Text"><text:span text:style-name="T41">const existingItem = existingItems[0];</text:span></text:span></text:p>
      <text:p text:style-name="Text_20_body"><text:span text:style-name="T41">dient dazu, </text:span><text:span text:style-name="Strong_20_Emphasis"><text:span text:style-name="T41">auf das erste Element</text:span></text:span><text:span text:style-name="T41"> des Arrays </text:span><text:span text:style-name="Source_20_Text"><text:span text:style-name="T41">existingItems</text:span></text:span><text:span text:style-name="T41"> zuzugreifen.</text:span></text:p>
      <text:h text:style-name="Heading_20_3" text:outline-level="3"><text:bookmark-start text:name="__RefHeading___Toc2402_3394150493"/><text:span text:style-name="Strong_20_Emphasis"><text:span text:style-name="T41">Hintergrund</text:span></text:span><text:bookmark-end text:name="__RefHeading___Toc2402_3394150493"/></text:h>
      <text:p text:style-name="Text_20_body"><text:span text:style-name="T41">Nach dem Filtern mit </text:span><text:span text:style-name="Source_20_Text"><text:span text:style-name="T41">filter()</text:span></text:span><text:span text:style-name="T41"> ergibt sich ein </text:span><text:span text:style-name="Strong_20_Emphasis"><text:span text:style-name="T41">Array</text:span></text:span><text:span text:style-name="T41"> (</text:span><text:span text:style-name="Source_20_Text"><text:span text:style-name="T41">existingItems</text:span></text:span><text:span text:style-name="T41">), das alle Elemente aus </text:span><text:span text:style-name="Source_20_Text"><text:span text:style-name="T41">cartItems</text:span></text:span><text:span text:style-name="T41"> enthält, deren </text:span><text:span text:style-name="Source_20_Text"><text:span text:style-name="T41">IDInventarArtikel</text:span></text:span><text:span text:style-name="T41"> mit </text:span><text:span text:style-name="Source_20_Text"><text:span text:style-name="T41">idArtikel</text:span></text:span><text:span text:style-name="T41"> übereinstimmt. Da </text:span><text:span text:style-name="Source_20_Text"><text:span text:style-name="T41">filter()</text:span></text:span><text:span text:style-name="T41"> immer ein </text:span><text:soft-page-break/><text:span text:style-name="Strong_20_Emphasis"><text:span text:style-name="T41">Array</text:span></text:span><text:span text:style-name="T41"> zurückgibt, selbst wenn nur ein Element gefunden wurde, ist </text:span><text:span text:style-name="Source_20_Text"><text:span text:style-name="T41">existingItems</text:span></text:span><text:span text:style-name="T41"> immer ein Array.</text:span></text:p>
      <text:p text:style-name="Text_20_body"><text:span text:style-name="T41">Wenn wir sicherstellen können oder davon ausgehen, dass es </text:span><text:span text:style-name="Strong_20_Emphasis"><text:span text:style-name="T41">nur ein passendes Element</text:span></text:span><text:span text:style-name="T41"> für die </text:span><text:span text:style-name="Source_20_Text"><text:span text:style-name="T41">IDInventarArtikel</text:span></text:span><text:span text:style-name="T41"> gibt (d. h., diese ID ist in </text:span><text:span text:style-name="Source_20_Text"><text:span text:style-name="T41">cartItems</text:span></text:span><text:span text:style-name="T41"> eindeutig), dann können wir einfach das </text:span><text:span text:style-name="Strong_20_Emphasis"><text:span text:style-name="T41">erste Element</text:span></text:span><text:span text:style-name="T41"> aus dem Array verwenden – das ist der Zweck von </text:span><text:span text:style-name="Source_20_Text"><text:span text:style-name="T41">existingItems[0]</text:span></text:span><text:span text:style-name="T41">.</text:span></text:p>
      <text:h text:style-name="Heading_20_3" text:outline-level="3"><text:bookmark-start text:name="__RefHeading___Toc2404_3394150493"/><text:span text:style-name="Strong_20_Emphasis"><text:span text:style-name="T41">Warum greifen wir auf das erste Element zu?</text:span></text:span><text:bookmark-end text:name="__RefHeading___Toc2404_3394150493"/></text:h>
      <text:list xml:id="list2171793303" text:style-name="L20">
        <text:list-item>
          <text:p text:style-name="P94"><text:span text:style-name="Strong_20_Emphasis"><text:span text:style-name="T41">Eindeutigkeit</text:span></text:span><text:span text:style-name="T41">: Wenn </text:span><text:span text:style-name="Source_20_Text"><text:span text:style-name="T41">IDInventarArtikel</text:span></text:span><text:span text:style-name="T41"> eine </text:span><text:span text:style-name="Strong_20_Emphasis"><text:span text:style-name="T41">eindeutige Kennung</text:span></text:span><text:span text:style-name="T41"> ist (ähnlich wie eine Primärschlüssel-ID), dann sollte es </text:span><text:span text:style-name="Strong_20_Emphasis"><text:span text:style-name="T41">nur ein einziges </text:span></text:span><text:span text:style-name="Strong_20_Emphasis"><text:span text:style-name="Source_20_Text"><text:span text:style-name="T41">cartItem</text:span></text:span></text:span><text:span text:style-name="T41"> geben, das diese ID hat. In diesem Fall ist </text:span><text:span text:style-name="Source_20_Text"><text:span text:style-name="T41">existingItems</text:span></text:span><text:span text:style-name="T41"> ein Array mit </text:span><text:span text:style-name="Strong_20_Emphasis"><text:span text:style-name="T41">einem einzigen Element</text:span></text:span><text:span text:style-name="T41">.</text:span></text:p>
        </text:list-item>
        <text:list-item>
          <text:p text:style-name="P93"><text:span text:style-name="T41">Durch Zugriff auf </text:span><text:span text:style-name="Source_20_Text"><text:span text:style-name="T41">existingItems[0]</text:span></text:span><text:span text:style-name="T41"> erhalten wir direkt das passende Objekt (</text:span><text:span text:style-name="Source_20_Text"><text:span text:style-name="T41">cartItem</text:span></text:span><text:span text:style-name="T41">),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41">Beispiel</text:span></text:span><text:bookmark-end text:name="__RefHeading___Toc2406_3394150493"/></text:h>
      <text:p text:style-name="Text_20_body"><text:span text:style-name="T41">Angenommen, </text:span><text:span text:style-name="Source_20_Text"><text:span text:style-name="T41">cartItems</text:span></text:span><text:span text:style-name="T41"> enthält folgende Artikel:</text:span></text:p>
      <text:p text:style-name="P22">javascript</text:p>
      <text:p text:style-name="P22">Copy code</text:p>
      <text:p text:style-name="P17"><text:span text:style-name="Source_20_Text"><text:span text:style-name="T41">const cartItems = [</text:span></text:span></text:p>
      <text:p text:style-name="P17"><text:span text:style-name="Source_20_Text"><text:span text:style-name="T41"><text:s text:c="2"/>{ IDInventarArtikel: 1, ArtikelBezeichnung: 'Artikel A', externeID: ['123'] },</text:span></text:span></text:p>
      <text:p text:style-name="P17"><text:span text:style-name="Source_20_Text"><text:span text:style-name="T41"><text:s text:c="2"/>{ IDInventarArtikel: 2, ArtikelBezeichnung: 'Artikel B', externeID: ['456'] },</text:span></text:span></text:p>
      <text:p text:style-name="P18"><text:span text:style-name="Source_20_Text"><text:span text:style-name="T41">];</text:span></text:span></text:p>
      <text:p text:style-name="Text_20_body"><text:span text:style-name="T41">Wenn wir die Funktion </text:span><text:span text:style-name="Source_20_Text"><text:span text:style-name="T41">filter()</text:span></text:span><text:span text:style-name="T41"> nutzen, um alle </text:span><text:span text:style-name="Source_20_Text"><text:span text:style-name="T41">cartItems</text:span></text:span><text:span text:style-name="T41"> mit der </text:span><text:span text:style-name="Source_20_Text"><text:span text:style-name="T41">IDInventarArtikel</text:span></text:span><text:span text:style-name="T41"> von </text:span><text:span text:style-name="Source_20_Text"><text:span text:style-name="T41">1</text:span></text:span><text:span text:style-name="T41"> zu finden:</text:span></text:p>
      <text:p text:style-name="P22">javascript</text:p>
      <text:p text:style-name="P22">Copy code</text:p>
      <text:p text:style-name="P17"><text:span text:style-name="Source_20_Text"><text:span text:style-name="T41">const existingItems = cartItems.filter(</text:span></text:span></text:p>
      <text:p text:style-name="P17"><text:span text:style-name="Source_20_Text"><text:span text:style-name="T41"><text:s text:c="2"/>(cartItem) =&gt; cartItem.IDInventarArtikel === 1</text:span></text:span></text:p>
      <text:p text:style-name="P18"><text:span text:style-name="Source_20_Text"><text:span text:style-name="T41">);</text:span></text:span></text:p>
      <text:p text:style-name="P106">Ergibt dies:</text:p>
      <text:p text:style-name="P22">javascript</text:p>
      <text:p text:style-name="P22">Copy code</text:p>
      <text:p text:style-name="P17"><text:span text:style-name="Source_20_Text"><text:span text:style-name="T41">existingItems = [</text:span></text:span></text:p>
      <text:p text:style-name="P17"><text:span text:style-name="Source_20_Text"><text:span text:style-name="T41"><text:s text:c="2"/>{ IDInventarArtikel: 1, ArtikelBezeichnung: 'Artikel A', externeID: ['123'] }</text:span></text:span></text:p>
      <text:p text:style-name="P18"><text:span text:style-name="Source_20_Text"><text:span text:style-name="T41">];</text:span></text:span></text:p>
      <text:p text:style-name="Text_20_body"><text:span text:style-name="Source_20_Text"><text:span text:style-name="T41">existingItems</text:span></text:span><text:span text:style-name="T41"> ist ein </text:span><text:span text:style-name="Strong_20_Emphasis"><text:span text:style-name="T41">Array</text:span></text:span><text:span text:style-name="T41">, das </text:span><text:span text:style-name="Strong_20_Emphasis"><text:span text:style-name="T41">ein Objekt</text:span></text:span><text:span text:style-name="T41"> enthält. Da wir aber nur mit </text:span><text:span text:style-name="Strong_20_Emphasis"><text:span text:style-name="T41">einem Artikel</text:span></text:span><text:span text:style-name="T41"> arbeiten möchten, greifen wir auf das erste Element des Arrays zu:</text:span></text:p>
      <text:p text:style-name="P22">javascript</text:p>
      <text:p text:style-name="P22">Copy code</text:p>
      <text:p text:style-name="P18"><text:span text:style-name="Source_20_Text"><text:span text:style-name="T41">const existingItem = existingItems[0];</text:span></text:span></text:p>
      <text:p text:style-name="Text_20_body"><text:span text:style-name="T41">Das Ergebnis ist das einzelne </text:span><text:span text:style-name="Source_20_Text"><text:span text:style-name="T41">cartItem</text:span></text:span><text:span text:style-name="T41">-Objekt:</text:span></text:p>
      <text:p text:style-name="P22">javascript</text:p>
      <text:p text:style-name="P22"><text:soft-page-break/>Copy code</text:p>
      <text:p text:style-name="P18"><text:span text:style-name="Source_20_Text"><text:span text:style-name="T41">existingItem = { IDInventarArtikel: 1, ArtikelBezeichnung: 'Artikel A', externeID: ['123'] };</text:span></text:span></text:p>
      <text:h text:style-name="Heading_20_3" text:outline-level="3"><text:bookmark-start text:name="__RefHeading___Toc2408_3394150493"/><text:span text:style-name="Strong_20_Emphasis"><text:span text:style-name="T41">Zusammenfassung</text:span></text:span><text:bookmark-end text:name="__RefHeading___Toc2408_3394150493"/></text:h>
      <text:list xml:id="list1505426768" text:style-name="L21">
        <text:list-item>
          <text:p text:style-name="P96"><text:span text:style-name="T41">Nach der </text:span><text:span text:style-name="Source_20_Text"><text:span text:style-name="T41">filter()</text:span></text:span><text:span text:style-name="T41">-Operation bleibt </text:span><text:span text:style-name="Source_20_Text"><text:span text:style-name="T41">existingItems</text:span></text:span><text:span text:style-name="T41"> ein </text:span><text:span text:style-name="Strong_20_Emphasis"><text:span text:style-name="T41">Array</text:span></text:span><text:span text:style-name="T41">, auch wenn nur ein Element darin enthalten ist.</text:span></text:p>
        </text:list-item>
        <text:list-item>
          <text:p text:style-name="P96"><text:span text:style-name="T41">Um einfach mit dem gefilterten </text:span><text:span text:style-name="Strong_20_Emphasis"><text:span text:style-name="T41">Artikel-Objekt</text:span></text:span><text:span text:style-name="T41"> weiterzuarbeiten, greifen wir auf das </text:span><text:span text:style-name="Strong_20_Emphasis"><text:span text:style-name="T41">erste Element</text:span></text:span><text:span text:style-name="T41"> des Arrays (</text:span><text:span text:style-name="Source_20_Text"><text:span text:style-name="T41">existingItems[0]</text:span></text:span><text:span text:style-name="T41">) zu.</text:span></text:p>
        </text:list-item>
        <text:list-item>
          <text:p text:style-name="P95"><text:span text:style-name="T41">Das funktioniert nur dann zuverlässig, wenn </text:span><text:span text:style-name="Strong_20_Emphasis"><text:span text:style-name="T41">klar ist, dass die </text:span></text:span><text:span text:style-name="Strong_20_Emphasis"><text:span text:style-name="Source_20_Text"><text:span text:style-name="T41">IDInventarArtikel</text:span></text:span></text:span><text:span text:style-name="Strong_20_Emphasis"><text:span text:style-name="T41"> eindeutig</text:span></text:span><text:span text:style-name="T41"> ist und das gefilterte Array nur ein Element enthält.</text:span></text:p>
        </text:list-item>
      </text:list>
      <text:p text:style-name="Text_20_body"><text:span text:style-name="T41">Falls es mehrere Elemente mit der gleichen </text:span><text:span text:style-name="Source_20_Text"><text:span text:style-name="T41">IDInventarArtikel</text:span></text:span><text:span text:style-name="T41"> geben könnte, müssten Sie eine andere Methode wählen (zum Beispiel durch Iteration über alle Elemente im </text:span><text:span text:style-name="Source_20_Text"><text:span text:style-name="T41">existingItems</text:span></text:span><text:span text:style-name="T41">-Array).</text:span></text:p>
      <text:p text:style-name="P56"/>
      <text:h text:style-name="P12" text:outline-level="2"><text:bookmark-start text:name="__RefHeading___Toc2410_3394150493"/>Änderung der Anzeige ExterneInventarNummer als v-badge<text:bookmark-end text:name="__RefHeading___Toc2410_3394150493"/></text:h>
      <text:p text:style-name="P6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6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64"/>
      <text:p text:style-name="P38"><text:span text:style-name="T16">watchEffect(() =&gt; {</text:span><text:line-break/><text:span text:style-name="T16"> <text:s/></text:span><text:span text:style-name="T19">cartItems</text:span><text:span text:style-name="T16">.</text:span><text:span text:style-name="T22">value</text:span><text:span text:style-name="T16">.</text:span><text:span text:style-name="T25">forEach</text:span><text:span text:style-name="T16">(item =&gt; {</text:span><text:line-break/><text:span text:style-name="T16"> <text:s text:c="3"/></text:span><text:span text:style-name="T13">const </text:span><text:span text:style-name="T19">menge </text:span><text:span text:style-name="T16">= item.</text:span><text:span text:style-name="T22">Menge</text:span><text:line-break/><text:span text:style-name="T22"> <text:s text:c="3"/></text:span><text:span text:style-name="T13">const </text:span><text:span text:style-name="T19">externeIDCount </text:span><text:span text:style-name="T16">= </text:span><text:span text:style-name="T28">store</text:span><text:span text:style-name="T16">.</text:span><text:span text:style-name="T22">getters</text:span><text:span text:style-name="T16">.</text:span><text:span text:style-name="T22">getExterneNummernCount</text:span><text:span text:style-name="T16">(item.</text:span><text:span text:style-name="T22">IDInventarArtikel</text:span><text:span text:style-name="T16">);</text:span><text:line-break/><text:line-break/><text:span text:style-name="T16"> <text:s text:c="3"/></text:span><text:span text:style-name="T13">if</text:span><text:span text:style-name="T16">(</text:span><text:span text:style-name="T19">menge </text:span><text:span text:style-name="T16">&lt; </text:span><text:span text:style-name="T19">externeIDCount</text:span><text:span text:style-name="T16">){</text:span><text:line-break/><text:span text:style-name="T16"> <text:s text:c="5"/></text:span><text:span text:style-name="T28">console</text:span><text:span text:style-name="T16">.</text:span><text:span text:style-name="T25">log</text:span><text:span text:style-name="T16">(</text:span><text:span text:style-name="T3">'menge &lt; externeIDCount'</text:span><text:span text:style-name="T16">, </text:span><text:span text:style-name="T19">menge</text:span><text:span text:style-name="T16">, </text:span><text:span text:style-name="T19">externeIDCount</text:span><text:span text:style-name="T16">);</text:span><text:line-break/><text:span text:style-name="T16"> <text:s text:c="5"/></text:span><text:span text:style-name="T28">store</text:span><text:span text:style-name="T16">.</text:span><text:span text:style-name="T22">dispatch</text:span><text:span text:style-name="T16">(</text:span><text:span text:style-name="T3">'setExterneInventarNummerToCartItem'</text:span><text:span text:style-name="T16">, {</text:span><text:span text:style-name="T22">idArtikel</text:span><text:span text:style-name="T16">: item.</text:span><text:span text:style-name="T22">IDInventarArtikel</text:span><text:span text:style-name="T16">, </text:span><text:span text:style-name="T22">correctionInventarNummerCount</text:span><text:span text:style-name="T16">: item.</text:span><text:span text:style-name="T22">Menge</text:span><text:span text:style-name="T16">})</text:span><text:line-break/><text:span text:style-name="T16"> <text:s text:c="3"/>}</text:span><text:line-break/><text:line-break/><text:span text:style-name="T16"> <text:s/>})</text:span><text:line-break/><text:span text:style-name="T16">})</text:span></text:p>
      <text:p text:style-name="P39"/>
      <text:p text:style-name="P49"><text:span text:style-name="T32"/></text:p>
      <text:p text:style-name="P49"><text:span text:style-name="T32"/></text:p>
      <text:p text:style-name="P49"><text:span text:style-name="T32"/></text:p>
      <text:p text:style-name="P49"><text:span text:style-name="T32">In store.js mutation </text:span><text:span text:style-name="T24">setExterneInventarNummerToCartItem</text:span></text:p>
      <text:p text:style-name="P49"><text:span text:style-name="T24"/></text:p>
      <text:p text:style-name="P40"><text:span text:style-name="T13">if </text:span><text:span text:style-name="T16">(</text:span><text:span text:style-name="T19">existingItem </text:span><text:span text:style-name="T16">&amp;&amp; value.</text:span><text:span text:style-name="T22">correctionInventarNummerCount </text:span><text:span text:style-name="T16">!== </text:span><text:span text:style-name="T13">undefined </text:span><text:span text:style-name="T16">&amp;&amp; value.</text:span><text:span text:style-name="T22">correctionInventarNummerCount </text:span><text:span text:style-name="T16">!== </text:span><text:span text:style-name="T3">''</text:span><text:span text:style-name="T16">) {</text:span><text:line-break/><text:soft-page-break/><text:span text:style-name="T16"> <text:s text:c="3"/></text:span><text:span text:style-name="T13">const </text:span><text:span text:style-name="T19">correctionCartItems </text:span><text:span text:style-name="T16">= [];</text:span><text:line-break/><text:span text:style-name="T16"> <text:s text:c="3"/></text:span><text:span text:style-name="T19">correctionCartItems</text:span><text:span text:style-name="T16">.</text:span><text:span text:style-name="T25">push</text:span><text:span text:style-name="T16">(...</text:span><text:span text:style-name="T19">existingItem</text:span><text:span text:style-name="T16">.</text:span><text:span text:style-name="T22">externeID</text:span><text:span text:style-name="T16">);</text:span><text:line-break/><text:span text:style-name="T16"> <text:s text:c="3"/></text:span><text:span text:style-name="T19">existingItem</text:span><text:span text:style-name="T16">.</text:span><text:span text:style-name="T22">externeID </text:span><text:span text:style-name="T16">= [];</text:span><text:line-break/><text:span text:style-name="T16"> <text:s text:c="3"/></text:span><text:span text:style-name="T13">for</text:span><text:span text:style-name="T16">(</text:span><text:span text:style-name="T13">let </text:span><text:span text:style-name="T19">i </text:span><text:span text:style-name="T16">= </text:span><text:span text:style-name="T35">0</text:span><text:span text:style-name="T16">; </text:span><text:span text:style-name="T19">i </text:span><text:span text:style-name="T16">&lt; value.</text:span><text:span text:style-name="T22">correctionInventarNummerCount</text:span><text:span text:style-name="T16">; </text:span><text:span text:style-name="T19">i</text:span><text:span text:style-name="T16">++){</text:span><text:line-break/><text:span text:style-name="T16"> <text:s text:c="7"/></text:span><text:span text:style-name="T19">existingItem</text:span><text:span text:style-name="T16">.</text:span><text:span text:style-name="T22">externeID</text:span><text:span text:style-name="T16">.</text:span><text:span text:style-name="T25">push</text:span><text:span text:style-name="T16">(</text:span><text:span text:style-name="T19">correctionCartItems</text:span><text:span text:style-name="T16">[</text:span><text:span text:style-name="T19">i</text:span><text:span text:style-name="T16">]);</text:span><text:line-break/><text:span text:style-name="T16"> <text:s text:c="3"/>}</text:span><text:line-break/><text:span text:style-name="T16"> <text:s text:c="3"/></text:span><text:span text:style-name="T13">return</text:span><text:span text:style-name="T16">;</text:span><text:line-break/><text:span text:style-name="T16">}</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65">CORS in app.js:</text:p>
      <text:p text:style-name="P42"><text:span text:style-name="T19">app</text:span><text:span text:style-name="T16">.</text:span><text:span text:style-name="T22">use</text:span><text:span text:style-name="T16">(</text:span><text:span text:style-name="T25">cors</text:span><text:span text:style-name="T16">({</text:span><text:line-break/><text:span text:style-name="T16"> <text:s text:c="3"/></text:span><text:span text:style-name="T22">origin</text:span><text:span text:style-name="T16">: [</text:span><text:span text:style-name="T3">'http://localhost:4000'</text:span><text:span text:style-name="T16">, </text:span><text:span text:style-name="T3">'https://mbdevelop.de'</text:span><text:span text:style-name="T16">], </text:span><text:span text:style-name="T27">// Ersetze dies durch die URL deines Frontends</text:span><text:line-break/><text:span text:style-name="T16">}));</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68"><text:span text:style-name="T9">Daten empfangen aus dem Frontend:</text:span></text:p>
      <text:p text:style-name="P62">const {cartItems, IDMitglied, IDBenutzer} = req.body;</text:p>
      <text:p text:style-name="P62">Für mehrere Elemente oder</text:p>
      <text:p text:style-name="P62">const cartItems = req.body;</text:p>
      <text:p text:style-name="P62">Für ein Element oder</text:p>
      <text:p text:style-name="P62">const refreshToken = req.body?.refreshToken;</text:p>
      <text:p text:style-name="P63">Für ein bestimmtes Element aus einem Object!</text:p>
      <text:p text:style-name="P63"/>
      <text:p text:style-name="P63"/>
      <text:p text:style-name="P63"/>
      <text:p text:style-name="P63"/>
      <text:p text:style-name="P63"/>
      <text:p text:style-name="P63"/>
      <text:p text:style-name="P63"/>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39">inventarBuchungenPositionen</text:span> sind sämtliche ausgeliehen Artikel enthalten. Die Menge der jeweiligen Position wird bei der Buchung aufgeteilt in einzelne Buchungen, da jeder Artikel eine externeID bekommen kann, die ich Vorfeld nicht <text:span text:style-name="T44">kenne</text:span>. </text:p>
      <text:p text:style-name="P50">Der Gedanke ist nun, dass jede Position einen Status erhält, damit auch Positionsebene ein Artikel zurück gegeben werden kann. Wenn zum Beispiel eine Person 2 Hexenpeter ausl<text:span text:style-name="T45">ei</text:span>ht und einen davon zurückgibt, kann dieser wieder in den Bestand eingebucht werden, ohne das dazu der Eintrag in der Tabelle <text:span text:style-name="T39">inventarBuchungen</text:span> zwingend geändert werden muss, da die verliehene Artikel in der <text:span text:style-name="T30">inventarBuchungenPositionen</text:span><text:span text:style-name="T29"> verwaltet werden. </text:span></text:p>
      <text:p text:style-name="P48"/>
      <text:p text:style-name="P50">Die Tabelle <text:span text:style-name="T39">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39">inventarBuchungenPositionenStatus</text:span>, dient dazu um den jeweiligen Status einer Position zu definieren. Ich <text:span text:style-name="T45">habe </text:span>mich dafür entschieden, die jeweilige Position bei einem Tau<text:span text:style-name="T46">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66"/>
      <text:h text:style-name="Heading_20_3" text:outline-level="3"><text:bookmark-start text:name="__RefHeading___Toc36506_3394150493"/>Möglicher Aufbau eines Objektes, das an das Frontend geliefert wird:<text:bookmark-end text:name="__RefHeading___Toc36506_3394150493"/></text:h>
      <text:p text:style-name="P114">Allerdings sehe ich hier Probleme bei der Performance der Anwendung.</text:p>
      <text:p text:style-name="P25"><text:span text:style-name="T11">const </text:span><text:span text:style-name="T17">testItemsAll </text:span><text:span text:style-name="T14">= [</text:span><text:line-break/><text:span text:style-name="T14"> <text:s/>{</text:span><text:line-break/><text:span text:style-name="T14"> <text:s text:c="3"/></text:span><text:span text:style-name="T20">easyVereinMitglied_firstName</text:span><text:span text:style-name="T14">: </text:span><text:span text:style-name="T4">'Marc'</text:span><text:span text:style-name="T14">,</text:span><text:line-break/><text:span text:style-name="T14"> <text:s text:c="3"/></text:span><text:span text:style-name="T20">easyVereinMitglied_lastName</text:span><text:span text:style-name="T14">: </text:span><text:span text:style-name="T4">'Baumann'</text:span><text:span text:style-name="T14">,</text:span><text:line-break/><text:span text:style-name="T14"> <text:s text:c="3"/></text:span><text:span text:style-name="T20">easyVereinMitglied_id</text:span><text:span text:style-name="T14">: </text:span><text:span text:style-name="T33">12345</text:span><text:span text:style-name="T14">,</text:span><text:line-break/><text:span text:style-name="T14"> <text:s text:c="3"/></text:span><text:span text:style-name="T20">inventarBuchung</text:span><text:span text:style-name="T14">:[</text:span><text:line-break/><text:span text:style-name="T14"> <text:s text:c="5"/>{</text:span><text:line-break/><text:span text:style-name="T14"> <text:s text:c="7"/></text:span><text:span text:style-name="T20">inventarBuchung_IDInventarBuchungen</text:span><text:span text:style-name="T14">: </text:span><text:span text:style-name="T33">128</text:span><text:span text:style-name="T14">,</text:span><text:line-break/><text:span text:style-name="T14"> <text:s text:c="7"/></text:span><text:span text:style-name="T20">inventarBuchung_DatumBuchung</text:span><text:span text:style-name="T14">: </text:span><text:span text:style-name="T4">'01.08.2024'</text:span><text:span text:style-name="T14">,</text:span><text:line-break/><text:span text:style-name="T14"> <text:s text:c="7"/></text:span><text:span text:style-name="T20">inventarBuchung_IDBenutzer</text:span><text:span text:style-name="T14">: </text:span><text:span text:style-name="T4">'5'</text:span><text:span text:style-name="T14">,</text:span><text:line-break/><text:span text:style-name="T14"> <text:s text:c="7"/></text:span><text:span text:style-name="T20">benutzer_Vorname</text:span><text:span text:style-name="T14">: </text:span><text:span text:style-name="T4">'Marc'</text:span><text:span text:style-name="T14">,</text:span><text:line-break/><text:span text:style-name="T14"> <text:s text:c="7"/></text:span><text:span text:style-name="T20">benutzer_Nachname</text:span><text:span text:style-name="T14">: </text:span><text:span text:style-name="T4">'Baumann'</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oft-pag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54'</text:span><text:span text:style-name="T14">,</text:span><text:line-break/><text:span text:style-name="T14"> <text:s text:c="11"/></text:span><text:span text:style-name="T20">inventarArtikel_IDInventarArtikel</text:span><text:span text:style-name="T14">: </text:span><text:span text:style-name="T4">'Rock'</text:span><text:span text:style-name="T14">,</text:span><text:line-break/><text:span text:style-name="T14"> <text:s text:c="11"/></text:span><text:span text:style-name="T20">inventarBuchungenPositionen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5</text:span><text:span text:style-name="T14">,</text:span><text:line-break/><text:span text:style-name="T14"> <text:s text:c="11"/></text:span><text:span text:style-name="T20">inventarBuchungenPositionen_externeInventarNummer</text:span><text:span text:style-name="T14">: </text:span><text:span text:style-name="T4">'Rock-11'</text:span><text:span text:style-name="T14">,</text:span><text:line-break/><text:span text:style-name="T14"> <text:s text:c="11"/></text:span><text:span text:style-name="T20">inventarArtikel_Farbe</text:span><text:span text:style-name="T14">: </text:span><text:span text:style-name="T4">'rot'</text:span><text:span text:style-name="T14">,</text:span><text:line-break/><text:span text:style-name="T14"> <text:s text:c="11"/></text:span><text:span text:style-name="T20">inventarArtikel_Konfektionsgroesse</text:span><text:span text:style-name="T14">: </text:span><text:span text:style-name="T4">'X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11'</text:span><text:span text:style-name="T14">,</text:span><text:line-break/><text:span text:style-name="T14"> <text:s text:c="11"/></text:span><text:span text:style-name="T20">inventarArtikel_IDInventarArtikel</text:span><text:span text:style-name="T14">: </text:span><text:span text:style-name="T4">'Hexen-Peter'</text:span><text:span text:style-name="T14">,</text:span><text:line-break/><text:span text:style-name="T14"> <text:s text:c="11"/></text:span><text:span text:style-name="T20">inventarArtikel_Preis</text:span><text:span text:style-name="T14">: </text:span><text:span text:style-name="T33">10</text:span><text:span text:style-name="T14">,</text:span><text:line-break/><text:span text:style-name="T14"> <text:s text:c="11"/></text:span><text:span text:style-name="T20">lager_Bestand</text:span><text:span text:style-name="T14">: </text:span><text:span text:style-name="T33">1</text:span><text:span text:style-name="T14">,</text:span><text:line-break/><text:span text:style-name="T14"> <text:s text:c="11"/></text:span><text:span text:style-name="T20">inventarBuchungenPositionen_externeInventarNummer</text:span><text:span text:style-name="T14">: </text:span><text:span text:style-name="T4">'Hexen-Peter-01'</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S'</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5"/>{</text:span><text:line-break/><text:span text:style-name="T14"> <text:s text:c="7"/></text:span><text:span text:style-name="T20">inventarBuchung_IDInventarBuchungen</text:span><text:span text:style-name="T14">: </text:span><text:span text:style-name="T33">153</text:span><text:span text:style-name="T14">,</text:span><text:line-break/><text:span text:style-name="T14"> <text:s text:c="7"/></text:span><text:span text:style-name="T20">inventarBuchung_DatumBuchung</text:span><text:span text:style-name="T14">: </text:span><text:span text:style-name="T4">'01.08.2024'</text:span><text:span text:style-name="T14">,</text:span><text:line-break/><text:span text:style-name="T14"> <text:s text:c="7"/></text:span><text:span text:style-name="T20">inventarBuchung_IDBenutzer</text:span><text:span text:style-name="T14">: </text:span><text:span text:style-name="T4">'6'</text:span><text:span text:style-name="T14">,</text:span><text:line-break/><text:span text:style-name="T14"> <text:s text:c="7"/></text:span><text:span text:style-name="T20">benutzer_Vorname</text:span><text:span text:style-name="T14">: </text:span><text:span text:style-name="T4">'Isabella'</text:span><text:span text:style-name="T14">,</text:span><text:line-break/><text:span text:style-name="T14"> <text:s text:c="7"/></text:span><text:span text:style-name="T20">benutzer_Nachname</text:span><text:span text:style-name="T14">: </text:span><text:span text:style-name="T4">'Mülle'</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oft-pag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3"/>],</text:span><text:line-break/><text:span text:style-name="T14"> <text:s/>},</text:span><text:line-break/><text:span text:style-name="T14"> <text:s/>{</text:span><text:line-break/><text:span text:style-name="T14"> <text:s text:c="3"/></text:span><text:span text:style-name="T20">easyVereinMitglied_firstName</text:span><text:span text:style-name="T14">: </text:span><text:span text:style-name="T4">'Heike'</text:span><text:span text:style-name="T14">,</text:span><text:line-break/><text:span text:style-name="T14"> <text:s text:c="3"/></text:span><text:span text:style-name="T20">easyVereinMitglied_lastName</text:span><text:span text:style-name="T14">: </text:span><text:span text:style-name="T4">'Baumann'</text:span><text:span text:style-name="T14">,</text:span><text:line-break/><text:span text:style-name="T14"> <text:s text:c="3"/></text:span><text:span text:style-name="T20">easyVereinMitglied_id</text:span><text:span text:style-name="T14">: </text:span><text:span text:style-name="T33">546578</text:span><text:span text:style-name="T14">,</text:span><text:line-break/><text:span text:style-name="T14"> <text:s text:c="3"/></text:span><text:span text:style-name="T20">inventarBuchung</text:span><text:span text:style-name="T14">:[</text:span><text:line-break/><text:span text:style-name="T14"> <text:s text:c="5"/>{</text:span><text:line-break/><text:span text:style-name="T14"> <text:s text:c="7"/></text:span><text:span text:style-name="T20">inventarBuchung_IDInventarBuchungen</text:span><text:span text:style-name="T14">: </text:span><text:span text:style-name="T33">111</text:span><text:span text:style-name="T14">,</text:span><text:line-break/><text:span text:style-name="T14"> <text:s text:c="7"/></text:span><text:span text:style-name="T20">inventarBuchung_DatumBuchung</text:span><text:span text:style-name="T14">: </text:span><text:span text:style-name="T4">'01.09.2024'</text:span><text:span text:style-name="T14">,</text:span><text:line-break/><text:span text:style-name="T14"> <text:s text:c="7"/></text:span><text:span text:style-name="T20">inventarBuchung_IDBenutzer</text:span><text:span text:style-name="T14">: </text:span><text:span text:style-name="T4">'5'</text:span><text:span text:style-name="T14">,</text:span><text:line-break/><text:span text:style-name="T14"> <text:s text:c="7"/></text:span><text:span text:style-name="T20">benutzer_Vorname</text:span><text:span text:style-name="T14">: </text:span><text:span text:style-name="T4">'Isabella'</text:span><text:span text:style-name="T14">,</text:span><text:line-break/><text:span text:style-name="T14"> <text:s text:c="7"/></text:span><text:span text:style-name="T20">benutzer_Nachname</text:span><text:span text:style-name="T14">: </text:span><text:span text:style-name="T4">'Müll'</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54'</text:span><text:span text:style-name="T14">,</text:span><text:line-break/><text:span text:style-name="T14"> <text:s text:c="11"/></text:span><text:span text:style-name="T20">inventarArtikel_IDInventarArtikel</text:span><text:span text:style-name="T14">: </text:span><text:span text:style-name="T4">'Rock'</text:span><text:span text:style-name="T14">,</text:span><text:line-break/><text:span text:style-name="T14"> <text:s text:c="11"/></text:span><text:span text:style-name="T20">inventarBuchungenPositionen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5</text:span><text:span text:style-name="T14">,</text:span><text:line-break/><text:span text:style-name="T14"> <text:s text:c="11"/></text:span><text:span text:style-name="T20">inventarBuchungenPositionen_externeInventarNummer</text:span><text:span text:style-name="T14">: </text:span><text:span text:style-name="T4">'Rock-11'</text:span><text:span text:style-name="T14">,</text:span><text:line-break/><text:span text:style-name="T14"> <text:s text:c="11"/></text:span><text:span text:style-name="T20">inventarArtikel_Farbe</text:span><text:span text:style-name="T14">: </text:span><text:span text:style-name="T4">'rot'</text:span><text:span text:style-name="T14">,</text:span><text:line-break/><text:span text:style-name="T14"> <text:s text:c="11"/></text:span><text:span text:style-name="T20">inventarArtikel_Konfektionsgroesse</text:span><text:span text:style-name="T14">: </text:span><text:span text:style-name="T4">'X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11'</text:span><text:span text:style-name="T14">,</text:span><text:line-break/><text:span text:style-name="T14"> <text:s text:c="11"/></text:span><text:span text:style-name="T20">inventarArtikel_IDInventarArtikel</text:span><text:span text:style-name="T14">: </text:span><text:span text:style-name="T4">'Hexen-Peter'</text:span><text:span text:style-name="T14">,</text:span><text:line-break/><text:span text:style-name="T14"> <text:s text:c="11"/></text:span><text:span text:style-name="T20">inventarArtikel_Preis</text:span><text:span text:style-name="T14">: </text:span><text:span text:style-name="T33">10</text:span><text:span text:style-name="T14">,</text:span><text:line-break/><text:span text:style-name="T14"> <text:s text:c="11"/></text:span><text:span text:style-name="T20">lager_Bestand</text:span><text:span text:style-name="T14">: </text:span><text:span text:style-name="T33">1</text:span><text:span text:style-name="T14">,</text:span><text:line-break/><text:soft-page-break/><text:span text:style-name="T14"> <text:s text:c="11"/></text:span><text:span text:style-name="T20">inventarBuchungenPositionen_externeInventarNummer</text:span><text:span text:style-name="T14">: </text:span><text:span text:style-name="T4">'Hexen-Peter-01'</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S'</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5"/>{</text:span><text:line-break/><text:span text:style-name="T14"> <text:s text:c="7"/></text:span><text:span text:style-name="T20">inventarBuchung_IDInventarBuchungen</text:span><text:span text:style-name="T14">: </text:span><text:span text:style-name="T33">153</text:span><text:span text:style-name="T14">,</text:span><text:line-break/><text:span text:style-name="T14"> <text:s text:c="7"/></text:span><text:span text:style-name="T20">inventarBuchung_DatumBuchung</text:span><text:span text:style-name="T14">: </text:span><text:span text:style-name="T4">'01.08.2024'</text:span><text:span text:style-name="T14">,</text:span><text:line-break/><text:span text:style-name="T14"> <text:s text:c="7"/></text:span><text:span text:style-name="T20">inventarBuchung_IDBenutzer</text:span><text:span text:style-name="T14">: </text:span><text:span text:style-name="T4">'6'</text:span><text:span text:style-name="T14">,</text:span><text:line-break/><text:span text:style-name="T14"> <text:s text:c="7"/></text:span><text:span text:style-name="T20">benutzer_Vorname</text:span><text:span text:style-name="T14">: </text:span><text:span text:style-name="T4">'Isabella'</text:span><text:span text:style-name="T14">,</text:span><text:line-break/><text:span text:style-name="T14"> <text:s text:c="7"/></text:span><text:span text:style-name="T20">benutzer_Nachname</text:span><text:span text:style-name="T14">: </text:span><text:span text:style-name="T4">'Mülle'</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3"/>],</text:span><text:line-break/><text:span text:style-name="T14"> <text:s/>},</text:span><text:line-break/><text:span text:style-name="T14"> <text:s/>{</text:span><text:line-break/><text:span text:style-name="T14"> <text:s text:c="3"/></text:span><text:span text:style-name="T20">easyVereinMitglied_firstName</text:span><text:span text:style-name="T14">: </text:span><text:span text:style-name="T4">'Daniela'</text:span><text:span text:style-name="T14">,</text:span><text:line-break/><text:span text:style-name="T14"> <text:s text:c="3"/></text:span><text:span text:style-name="T20">easyVereinMitglied_lastName</text:span><text:span text:style-name="T14">: </text:span><text:span text:style-name="T4">'Teufel'</text:span><text:span text:style-name="T14">,</text:span><text:line-break/><text:span text:style-name="T14"> <text:s text:c="3"/></text:span><text:span text:style-name="T20">easyVereinMitglied_id</text:span><text:span text:style-name="T14">: </text:span><text:span text:style-name="T33">98765</text:span><text:span text:style-name="T14">,</text:span><text:line-break/><text:span text:style-name="T14"> <text:s text:c="3"/></text:span><text:span text:style-name="T20">inventarBuchung</text:span><text:span text:style-name="T14">:[</text:span><text:line-break/><text:span text:style-name="T14"> <text:s text:c="5"/>{</text:span><text:line-break/><text:span text:style-name="T14"> <text:s text:c="7"/></text:span><text:span text:style-name="T20">inventarBuchung_IDInventarBuchungen</text:span><text:span text:style-name="T14">: </text:span><text:span text:style-name="T33">166</text:span><text:span text:style-name="T14">,</text:span><text:line-break/><text:span text:style-name="T14"> <text:s text:c="7"/></text:span><text:span text:style-name="T20">inventarBuchung_DatumBuchung</text:span><text:span text:style-name="T14">: </text:span><text:span text:style-name="T4">'17.07.2024'</text:span><text:span text:style-name="T14">,</text:span><text:line-break/><text:span text:style-name="T14"> <text:s text:c="7"/></text:span><text:span text:style-name="T20">inventarBuchung_IDBenutzer</text:span><text:span text:style-name="T14">: </text:span><text:span text:style-name="T4">'8'</text:span><text:span text:style-name="T14">,</text:span><text:line-break/><text:soft-page-break/><text:span text:style-name="T14"> <text:s text:c="7"/></text:span><text:span text:style-name="T20">benutzer_Vorname</text:span><text:span text:style-name="T14">: </text:span><text:span text:style-name="T4">'Philipp'</text:span><text:span text:style-name="T14">,</text:span><text:line-break/><text:span text:style-name="T14"> <text:s text:c="7"/></text:span><text:span text:style-name="T20">benutzer_Nachname</text:span><text:span text:style-name="T14">: </text:span><text:span text:style-name="T4">'Lacker'</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54'</text:span><text:span text:style-name="T14">,</text:span><text:line-break/><text:span text:style-name="T14"> <text:s text:c="11"/></text:span><text:span text:style-name="T20">inventarArtikel_IDInventarArtikel</text:span><text:span text:style-name="T14">: </text:span><text:span text:style-name="T4">'Rock'</text:span><text:span text:style-name="T14">,</text:span><text:line-break/><text:span text:style-name="T14"> <text:s text:c="11"/></text:span><text:span text:style-name="T20">inventarBuchungenPositionen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5</text:span><text:span text:style-name="T14">,</text:span><text:line-break/><text:span text:style-name="T14"> <text:s text:c="11"/></text:span><text:span text:style-name="T20">inventarBuchungenPositionen_externeInventarNummer</text:span><text:span text:style-name="T14">: </text:span><text:span text:style-name="T4">'Rock-11'</text:span><text:span text:style-name="T14">,</text:span><text:line-break/><text:span text:style-name="T14"> <text:s text:c="11"/></text:span><text:span text:style-name="T20">inventarArtikel_Farbe</text:span><text:span text:style-name="T14">: </text:span><text:span text:style-name="T4">'rot'</text:span><text:span text:style-name="T14">,</text:span><text:line-break/><text:span text:style-name="T14"> <text:s text:c="11"/></text:span><text:span text:style-name="T20">inventarArtikel_Konfektionsgroesse</text:span><text:span text:style-name="T14">: </text:span><text:span text:style-name="T4">'X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11'</text:span><text:span text:style-name="T14">,</text:span><text:line-break/><text:span text:style-name="T14"> <text:s text:c="11"/></text:span><text:span text:style-name="T20">inventarArtikel_IDInventarArtikel</text:span><text:span text:style-name="T14">: </text:span><text:span text:style-name="T4">'Hexen-Peter'</text:span><text:span text:style-name="T14">,</text:span><text:line-break/><text:span text:style-name="T14"> <text:s text:c="11"/></text:span><text:span text:style-name="T20">inventarArtikel_Preis</text:span><text:span text:style-name="T14">: </text:span><text:span text:style-name="T33">10</text:span><text:span text:style-name="T14">,</text:span><text:line-break/><text:span text:style-name="T14"> <text:s text:c="11"/></text:span><text:span text:style-name="T20">lager_Bestand</text:span><text:span text:style-name="T14">: </text:span><text:span text:style-name="T33">1</text:span><text:span text:style-name="T14">,</text:span><text:line-break/><text:span text:style-name="T14"> <text:s text:c="11"/></text:span><text:span text:style-name="T20">inventarBuchungenPositionen_externeInventarNummer</text:span><text:span text:style-name="T14">: </text:span><text:span text:style-name="T4">'Hexen-Peter-01'</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S'</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5"/>{</text:span><text:line-break/><text:span text:style-name="T14"> <text:s text:c="7"/></text:span><text:span text:style-name="T20">inventarBuchung_IDInventarBuchungen</text:span><text:span text:style-name="T14">: </text:span><text:span text:style-name="T33">153</text:span><text:span text:style-name="T14">,</text:span><text:line-break/><text:span text:style-name="T14"> <text:s text:c="7"/></text:span><text:span text:style-name="T20">inventarBuchung_DatumBuchung</text:span><text:span text:style-name="T14">: </text:span><text:span text:style-name="T4">'01.08.2024'</text:span><text:span text:style-name="T14">,</text:span><text:line-break/><text:span text:style-name="T14"> <text:s text:c="7"/></text:span><text:span text:style-name="T20">inventarBuchung_IDBenutzer</text:span><text:span text:style-name="T14">: </text:span><text:span text:style-name="T4">'6'</text:span><text:span text:style-name="T14">,</text:span><text:line-break/><text:span text:style-name="T14"> <text:s text:c="7"/></text:span><text:span text:style-name="T20">benutzer_Vorname</text:span><text:span text:style-name="T14">: </text:span><text:span text:style-name="T4">'Isabella'</text:span><text:span text:style-name="T14">,</text:span><text:line-break/><text:span text:style-name="T14"> <text:s text:c="7"/></text:span><text:span text:style-name="T20">benutzer_Nachname</text:span><text:span text:style-name="T14">: </text:span><text:span text:style-name="T4">'Mülle'</text:span><text:span text:style-name="T14">,</text:span><text:line-break/><text:span text:style-name="T14"> <text:s text:c="7"/></text:span><text:span text:style-name="T20">inventarBuchung_AusgeliehenBis</text:span><text:span text:style-name="T14">: </text:span><text:span text:style-name="T4">''</text:span><text:span text:style-name="T14">,</text:span><text:line-break/><text:span text:style-name="T14"> <text:s text:c="7"/></text:span><text:span text:style-name="T20">inventarBuchung_abgeschlossen</text:span><text:span text:style-name="T14">: </text:span><text:span text:style-name="T4">'false'</text:span><text:span text:style-name="T14">,</text:span><text:line-break/><text:span text:style-name="T14"> <text:s text:c="7"/></text:span><text:span text:style-name="T20">artikel</text:span><text:span text:style-name="T14">: [</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oft-page-break/><text:span text:style-name="T14"> <text:s text:c="11"/></text:span><text:span text:style-name="T20">inventarBuchungenPositionen_IDinventarBuchungenPositionen</text:span><text:span text:style-name="T14">: </text:span><text:span text:style-name="T4">'99'</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8</text:span><text:span text:style-name="T14">,</text:span><text:line-break/><text:span text:style-name="T14"> <text:s text:c="11"/></text:span><text:span text:style-name="T20">inventarBuchungenPositionen_externeInventarNummer</text:span><text:span text:style-name="T14">: </text:span><text:span text:style-name="T4">'Bluse-11'</text:span><text:span text:style-name="T14">,</text:span><text:line-break/><text:span text:style-name="T14"> <text:s text:c="11"/></text:span><text:span text:style-name="T20">inventarArtikel_Farbe</text:span><text:span text:style-name="T14">: </text:span><text:span text:style-name="T4">'blau'</text:span><text:span text:style-name="T14">,</text:span><text:line-break/><text:span text:style-name="T14"> <text:s text:c="11"/></text:span><text:span text:style-name="T20">inventarArtikel_Konfektionsgroesse</text:span><text:span text:style-name="T14">: </text:span><text:span text:style-name="T4">'M'</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9"/>{</text:span><text:line-break/><text:span text:style-name="T14"> <text:s text:c="11"/></text:span><text:span text:style-name="T20">Menge</text:span><text:span text:style-name="T14">: </text:span><text:span text:style-name="T4">'1'</text:span><text:span text:style-name="T14">,</text:span><text:line-break/><text:span text:style-name="T14"> <text:s text:c="11"/></text:span><text:span text:style-name="T20">inventarBuchungenPositionen_IDinventarBuchungenPositionen</text:span><text:span text:style-name="T14">: </text:span><text:span text:style-name="T4">'137'</text:span><text:span text:style-name="T14">,</text:span><text:line-break/><text:span text:style-name="T14"> <text:s text:c="11"/></text:span><text:span text:style-name="T20">inventarArtikel_IDInventarArtikel</text:span><text:span text:style-name="T14">: </text:span><text:span text:style-name="T4">'Bluse'</text:span><text:span text:style-name="T14">,</text:span><text:line-break/><text:span text:style-name="T14"> <text:s text:c="11"/></text:span><text:span text:style-name="T20">inventarArtikel_Preis</text:span><text:span text:style-name="T14">: </text:span><text:span text:style-name="T33">7</text:span><text:span text:style-name="T14">,</text:span><text:line-break/><text:span text:style-name="T14"> <text:s text:c="11"/></text:span><text:span text:style-name="T20">lager_Bestand</text:span><text:span text:style-name="T14">: </text:span><text:span text:style-name="T33">2</text:span><text:span text:style-name="T14">,</text:span><text:line-break/><text:span text:style-name="T14"> <text:s text:c="11"/></text:span><text:span text:style-name="T20">inventarBuchungenPositionen_externeInventarNummer</text:span><text:span text:style-name="T14">: </text:span><text:span text:style-name="T4">'Bluse-8'</text:span><text:span text:style-name="T14">,</text:span><text:line-break/><text:span text:style-name="T14"> <text:s text:c="11"/></text:span><text:span text:style-name="T20">inventarArtikel_Farbe</text:span><text:span text:style-name="T14">: </text:span><text:span text:style-name="T4">'schwarz'</text:span><text:span text:style-name="T14">,</text:span><text:line-break/><text:span text:style-name="T14"> <text:s text:c="11"/></text:span><text:span text:style-name="T20">inventarArtikel_Konfektionsgroesse</text:span><text:span text:style-name="T14">: </text:span><text:span text:style-name="T4">'L'</text:span><text:span text:style-name="T14">,</text:span><text:line-break/><text:span text:style-name="T14"> <text:s text:c="11"/></text:span><text:span text:style-name="T20">inventarBuchungenPositionen_AusgeliehenBis</text:span><text:span text:style-name="T14">: </text:span><text:span text:style-name="T4">'31.12.2024'</text:span><text:span text:style-name="T14">,</text:span><text:line-break/><text:span text:style-name="T14"> <text:s text:c="9"/>},</text:span><text:line-break/><text:span text:style-name="T14"> <text:s text:c="7"/>],</text:span><text:line-break/><text:span text:style-name="T14"> <text:s text:c="5"/>}</text:span><text:line-break/><text:span text:style-name="T14"> <text:s text:c="3"/>],</text:span><text:line-break/><text:span text:style-name="T14"> <text:s/>},</text:span><text:line-break/><text:span text:style-name="T14">]</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24T15:45:02.855125682</dc:date>
    <meta:editing-duration>P21DT8H35M45S</meta:editing-duration>
    <meta:editing-cycles>37</meta:editing-cycles>
    <meta:document-statistic meta:table-count="0" meta:image-count="0" meta:object-count="0" meta:page-count="26" meta:paragraph-count="545" meta:word-count="4084" meta:character-count="41185" meta:non-whitespace-character-count="33971"/>
  </office:meta>
</office:document-meta>
</file>